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MYT1L,PXDN,TPO,SNTG2,TMEM18,FAM150B,ACP1,SH3YL1,FAM110C,</text:p>
          </table:table-cell>
        </table:table-row>
        <table:table-row table:style-name="ro1">
          <table:table-cell office:value-type="string" calcext:value-type="string">
            <text:p>DCDC2C,ALLC,COLEC11,RPS7,RNASEH1,RP13-512J5.1,ADI1,TTC15,TSSC1,</text:p>
          </table:table-cell>
        </table:table-row>
        <table:table-row table:style-name="ro1">
          <table:table-cell office:value-type="string" calcext:value-type="string">
            <text:p>AC010872.2,APOB,C2orf43,GDF7,HS1BP3,AC012065.4,RHOB,PUM2,SDC1,LAPTM4A,MATN3,WDR35,TTC32,OSR1,NT5C1B,NT5C1B-RDH14,KCNS3,MSGN1,GEN1,SMC6,VSNL1,RAD51AP2,FAM49A,MYCN,AC008271.1,DDX1,NBAS,FAM84A,TRIB2,LPIN1,NTSR2,GREB1,E2F6,ROCK2,PQLC3,C2orf50,KCNF1,AC092687.4,PDIA6,ATP6V1C2,NOL10,ODC1,HPCAL1,C2orf48,RRM2,AC104794.4,CYS1,KLF11,GRHL1,TAF1B,YWHAQ,ADAM17,IAH1,CPSF3,ITGB1BP1,ASAP2,MBOAT2,KIDINS220,ID2,RNF144A,RSAD2,CMPK2,</text:p>
          </table:table-cell>
        </table:table-row>
        <table:table-row table:style-name="ro1">
          <table:table-cell office:value-type="string" calcext:value-type="string">
            <text:p>FAM98A,RASGRP3,LTBP1,TTC27,BIRC6,YIPF4,NLRC4,SLC30A6,SPAST,DPY30,MEMO1,XDH,EHD3,CAPN14,GALNT14,CAPN13,LCLAT1,LBH,YPEL5,ALK,CLIP4,C2orf71,FAM179A,WDR43,TRMT61B,SPDYA,PPP1CB,PLB1,FOSL2,BRE,RBKS,MRPL33,AC074091.13,SLC4A1AP,SUPT7L,GPN1,CCDC121,ZNF512,C2orf16,AC109829.1,GCKR,FNDC4,IFT172,KRTCAP3,NRBP1,PPM1G,ZNF513,SNX17,EIF2B4,GTF3C2,MPV17,UCN,TRIM54,DNAJC5G,SLC30A3,CAD,C2orf28,SLC5A6,TCF23,C2orf53,PREB,ABHD1,CGREF1,KHK,EMILIN1,AGBL5,TMEM214,MAPRE3,DPYSL5,CENPA,C2orf18,KCNK3,CIB4,C2orf70,OTOF,CCDC164,EPT1,GPR113,HADHB,HADHA,FAM59B,RAB10,KIF3C,ASXL2,DTNB,DNMT3A,POMC,EFR3B,DNAJC27,ADCY3,CENPO,PTRHD1,NCOA1,ITSN2,C2orf84,AC008073.6,PFN4,TP53I3,AC008073.5,FKBP1B,C2orf44,MFSD2B,UBXN2A,ATAD2B,KLHL29,AC011239.1,</text:p>
          </table:table-cell>
        </table:table-row>
        <table:table-row table:style-name="ro1">
          <table:table-cell office:value-type="string" calcext:value-type="string">
            <text:p>SLC8A1,THUMPD2,TMEM178,MAP4K3,CDKL4,SOS1,ARHGEF33,MORN2,DHX57,GEMIN6,SRSF7,GALM,HNRPLL,ATL2,CYP1B1,FAM82A1,CDC42EP3,QPCT,PRKD3,C2orf56,CEBPZ,AC007390.5,SULT6B1,EIF2AK2,CCDC75,HEATR5B,STRN,VIT,FEZ2,AC007401.2,CRIM1,</text:p>
          </table:table-cell>
        </table:table-row>
        <table:table-row table:style-name="ro1">
          <table:table-cell office:value-type="string" calcext:value-type="string">
            <text:p>LHCGR,GTF2A1L,STON1-GTF2A1L,AC073082.1,KLRAQ1,FOXN2,FBXO11,MSH6,KCNK12,MSH2,EPCAM,CALM2,C2orf61,TTC7A,MCFD2,AC016722.2,AC016722.1,SOCS5,CRIPT,PIGF,RHOQ,ATP6V1E2,AC018682.6,EPAS1,PRKCE,SRBD1,SIX2,SIX3,AC012354.1,CAMKMT,PREPL,SLC3A1,PPM1B,LRPPRC,ABCG8,ABCG5,DYNC2LI1,PLEKHH2,THADA,ZFP36L2,HAAO,OXER1,MTA3,KCNG3,COX7A2L,EML4,PKDCC,AC013480.1,</text:p>
          </table:table-cell>
        </table:table-row>
        <table:table-row table:style-name="ro1">
          <table:table-cell office:value-type="string" calcext:value-type="string">
            <text:p>FANCL,VRK2,CCDC85A,EFEMP1,PNPT1,SMEK2,CCDC104,CCDC88A,MTIF2,RPS27A,C2orf63,RTN4,EML6,SPTBN1,C2orf73,TSPYL6,ACYP2,PSME4,GPR75,ERLEC1,CHAC2,ASB3,NRXN1,</text:p>
          </table:table-cell>
        </table:table-row>
        <table:table-row table:style-name="ro1">
          <table:table-cell office:value-type="string" calcext:value-type="string">
            <text:p>C2orf3,MRPL19,FAM176A,TACR1,POLE4,HK2,SEMA4F,C2orf65,DOK1,LOXL3,HTRA2,AUP1,DQX1,TLX2,PCGF1,LBX2,TTC31,CCDC142,MRPL53,MOGS,WBP1,INO80B,RTKN,WDR54,C2orf81,DCTN1,SLC4A5,MTHFD2,MOBKL1B,BOLA3,AC073263.1,TET3,DGUOK,ACTG2,STAMBP,C2orf78,DUSP11,TPRKB,NAT8,ALMS1,EGR4,FBXO41,CCT7,PRADC1,SMYD5,NOTO,RAB11FIP5,SFXN5,EMX1,SPR,EXOC6B,CYP26B1,DYSF,ZNF638,PAIP2B,MPHOSPH10,MCEE,NAGK,TEX261,ANKRD53,ATP6V1B1,VAX2,CD207,CLEC4F,FIGLA,ADD2,TGFA,FAM136A,SNRPG,PCYOX1,TIA1,C2orf42,PCBP1,ASPRV1,MXD1,SNRNP27,GMCL1,ANXA4,AAK1,AC114772.1,NFU1,GFPT1,ANTXR1,GKN1,GKN2,BMP10,ARHGAP25,PROKR1,APLF,FBXO48,PLEK,CNRIP1,PPP3R1,PNO1,WDR92,C1D,ETAA1,MEIS1,SPRED2,ACTR2,RAB1A,CEP68,SLC1A4,SERTAD2,AFTPH,AC008074.1,PELI1,VPS54,UGP2,MDH1,WDPCP,OTX1,EHBP1,TMEM17,B3GNT2,COMMD1,CCT4,FAM161A,XPO1,USP34,AHSA2,C2orf74,KIAA1841,PEX13,PUS10,REL,PAPOLG,BCL11A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TNNA2,LRRTM1,</text:p>
          </table:table-cell>
        </table:table-row>
        <table:table-row table:style-name="ro1">
          <table:table-cell office:value-type="string" calcext:value-type="string">
            <text:p>RPIA,EIF2AK3,C2orf51,THNSL2,FABP1,SMYD1,KRCC1,RGPD2,PLGLB2,PLGLB1,RGPD1,AC111200.1,CD8B,CD8A,RMND5A,RNF103,RNF103-VPS24,KDM3A,REEP1,MRPL35,IMMT,PTCD3,POLR1A,ST3GAL5,ATOH8,GNLY,SFTPB,USP39,C2orf68,TMEM150A,RNF181,VAMP5,VAMP8,GGCX,MAT2A,SH2D6,CAPG,ELMOD3,RETSAT,TGOLN2,TCF7L1,KCMF1,TMSB10,C2orf89,DNAH6,SUCLG1,</text:p>
          </table:table-cell>
        </table:table-row>
        <table:table-row table:style-name="ro1">
          <table:table-cell office:value-type="string" calcext:value-type="string">
            <text:p>IL18R1,IL1RL1,IL1RL2,IL1R1,IL1R2,AC005035.1,MAP4K4,RFX8,CREG2,RNF149,C2orf29,TBC1D8,RPL31,NPAS2,PDCL3,NMS,CHST10,LONRF2,AFF3,REV1,EIF5B,TXNDC9,LYG1,LYG2,MRPL30,C2orf15,MITD1,LIPT1,TSGA10,C2orf55,MGAT4A,UNC50,COA5,INPP4A,CNGA3,AC092675.3,VWA3B,TMEM131,ZAP70,ACTR1B,COX5B,ANKRD36,FAHD2B,FAM178B,SEMA4C,ANKRD39,ANKRD23,CNNM3,CNNM4,LMAN2L,FER1L5,KIAA1310,ARID5A,NCAPH,ITPRIPL1,SNRNP200,CIAO1,TMEM127,STARD7,DUSP2,ASTL,ADRA2B,GPAT2,AC073995.2,TRIM43,AC009237.1,FAHD2A,KCNIP3,PROM2,ZNF2,ZNF514,MRPS5,MAL,TEKT4,</text:p>
          </table:table-cell>
        </table:table-row>
        <table:table-row table:style-name="ro1">
          <table:table-cell office:value-type="string" calcext:value-type="string">
            <text:p>PAX8,PSD4,IL1RN,IL1F10,IL36RN,IL36B,IL36A,IL36G,IL37,IL1B,IL1A,CKAP2L,NT5DC4,SLC20A1,CHCHD5,POLR1B,TTL,RGPD8,ZC3H6,ZC3H8,FBLN7,TMEM87B,MERTK,AC104651.2,ANAPC1,AC108463.1,BCL2L11,ACOXL,BUB1,RGPD6,LIMS3L,NPHP1,MALL,AC013271.1,RGPD5,ANKRD57,SEPT10,SH3RF3,EDAR,CCDC138,RANBP2,LIMS1,GCC2,SULT1C4,SULT1C2,SULT1C3,SLC5A7,RGPD4,ST6GAL2,RGPD3,UXS1,C2orf40,NCK2,FHL2,C2orf49,TGFBRAP1,GPR45,MRPS9,POU3F3,</text:p>
          </table:table-cell>
        </table:table-row>
        <table:table-row table:style-name="ro1">
          <table:table-cell office:value-type="string" calcext:value-type="string">
            <text:p>TFCP2L1,GLI2,INHBB,RALB,EPB41L5,PTPN4,TMEM177,AC069154.2,SCTR,TMEM37,DBI,C2orf76,STEAP3,C1QL2,MARCO,EN1,RP11-19E11.1,INSIG2,CCDC93,DDX18,</text:p>
          </table:table-cell>
        </table:table-row>
        <table:table-row table:style-name="ro1">
          <table:table-cell office:value-type="string" calcext:value-type="string">
            <text:p>CNTNAP5,</text:p>
          </table:table-cell>
        </table:table-row>
        <table:table-row table:style-name="ro1">
          <table:table-cell office:value-type="string" calcext:value-type="string">
            <text:p>UGGT1,SAP130,AMMECR1L,POLR2D,WDR33,SFT2D3,GPR17,LIMS2,MYO7B,IWS1,PROC,MAP3K2,ERCC3,CYP27C1,BIN1,GYPC,</text:p>
          </table:table-cell>
        </table:table-row>
        <table:table-row table:style-name="ro1">
          <table:table-cell office:value-type="string" calcext:value-type="string">
            <text:p>CXCR4,DARS,MCM6,LCT,UBXN4,R3HDM1,ZRANB3,RAB3GAP1,YSK4,CCNT2,ACMSD,TMEM163,MGAT5,NCKAP5,LYPD1,GPR39,ANKRD30BL,C2orf27B,C2orf27A,CCDC74A,MZT2A,TUBA3D,CYP4F31P,AC131180.1,PLEKHB2,FAM168B,ARHGEF4,FAM123C,GPR148,POTEJ,CFC1,AC140481.2,AC013269.5,CFC1B,POTEI,PTPN18,IMP4,CCDC115,TUBA3E,MZT2B,SMPD4,CCDC74B,POTEF,RAB6C,</text:p>
          </table:table-cell>
        </table:table-row>
        <table:table-row table:style-name="ro1">
          <table:table-cell office:value-type="string" calcext:value-type="string">
            <text:p>HNMT,THSD7B,</text:p>
          </table:table-cell>
        </table:table-row>
        <table:table-row table:style-name="ro1">
          <table:table-cell office:value-type="string" calcext:value-type="string">
            <text:p>STAM2,CACNB4,ARL5A,NEB,RIF1,TNFAIP6,NMI,RBM43,AC023469.1,RND3,MMADHC,LYPD6,LYPD6B,KIF5C,EPC2,MBD5,ORC4,ACVR2A,ZEB2,GTDC1,ARHGAP15,KYNU,LRP1B,</text:p>
          </table:table-cell>
        </table:table-row>
        <table:table-row table:style-name="ro1">
          <table:table-cell office:value-type="string" calcext:value-type="string">
            <text:p>SCN1A,TTC21B,GALNT3,CSRNP3,SCN2A,SCN3A,SLC38A11,COBLL1,GRB14,FIGN,KCNH7,GCA,IFIH1,FAP,GCG,DPP4,SLC4A10,TBR1,PSMD14,TANK,RBMS1,ITGB6,PLA2R1,LY75,LY75-CD302,MARCH7,BAZ2B,WDSUB1,TANC1,DAPL1,PKP4,CCDC148,UPP2,ACVR1,ACVR1C,CYTIP,ERMN,GALNT5,GPD2,NR4A2,</text:p>
          </table:table-cell>
        </table:table-row>
        <table:table-row table:style-name="ro1">
          <table:table-cell office:value-type="string" calcext:value-type="string">
            <text:p>NUP35,DUSP19,NCKAP1,FRZB,DNAJC10,PDE1A,PPP1R1C,SSFA2,NEUROD1,CERKL,ITGA4,UBE2E3,CWC22,ZNF385B,SESTD1,CCDC141,TTN,PLEKHA3,FKBP7,DFNB59,PRKRA,OSBPL6,RBM45,PDE11A,TTC30A,TTC30B,AGPS,NFE2L2,HNRNPA3,MTX2,HOXD1,HOXD3,HOXD4,HOXD8,AC009336.1,HOXD9,HOXD10,HOXD11,HOXD12,HOXD13,EVX2,KIAA1715,ATP5G3,ATF2,CHN1,CHRNA1,WIPF1,GPR155,SCRN3,CIR1,SP9,OLA1,SP3,CDCA7,AC013461.1,RAPGEF4,PDK1,ITGA6,DLX2,DLX1,METAP1D,HAT1,SLC25A12,DYNC1I2,CYBRD1,DCAF17,METTL8,TLK1,GORASP2,GAD1,AC007405.7,SP5,AC007405.2,MYO3B,UBR3,METTL5,SSB,KLHL23,PHOSPHO2,C2orf77,PPIG,FASTKD1,KBTBD10,BBS5,RP11-724O16.1,LRP2,DHRS9,ABCB11,G6PC2,SPC25,NOSTRIN,CERS6,STK39,B3GALT1,XIRP2,</text:p>
          </table:table-cell>
        </table:table-row>
        <table:table-row table:style-name="ro1">
          <table:table-cell office:value-type="string" calcext:value-type="string">
            <text:p>STAT4,STAT1,GLS,NAB1,TMEM194B,MFSD6,INPP1,HIBCH,C2orf88,MSTN,PMS1,AC013468.1,ORMDL1,OSGEPL1,ANKAR,ASNSD1,SLC40A1,WDR75,COL5A2,COL3A1,DIRC1,GULP1,TFPI,CALCRL,ZSWIM2,FAM171B,ITGAV,ZC3H15,AC018867.1,FSIP2,</text:p>
          </table:table-cell>
        </table:table-row>
        <table:table-row table:style-name="ro1">
          <table:table-cell office:value-type="string" calcext:value-type="string">
            <text:p>ANKRD44,PGAP1,C2orf66,GTF3C3,CCDC150,HECW2,STK17B,DNAH7,SLC39A10,</text:p>
          </table:table-cell>
        </table:table-row>
        <table:table-row table:style-name="ro1">
          <table:table-cell office:value-type="string" calcext:value-type="string">
            <text:p>C2orf67,RPE,UNC80,MAP2,PTH2R,PIKFYVE,IDH1,C2orf80,CRYGA,CRYGB,CRYGC,CRYGD,PLEKHM3,FZD5,CCNYL1,METTL21A,CREB1,KLF7,CPO,FASTKD2,MDH1B,DYTN,ADAM23,ZDBF2,GPR1,EEF1B2,NDUFS1,INO80D,NRP2,PARD3B,ICOS,CTLA4,CD28,RAPH1,ABI2,CYP20A1,NBEAL1,ALS2CR8,WDR12,ICA1L,FAM117B,BMPR2,NOP58,SUMO1,AC079354.1,FZD7,CDK15,MPP4,TMEM237,ALS2CR11,STRADB,TRAK2,ALS2CR12,CASP8,CASP10,CFLAR,NDUFB3,FAM126B,ORC2,NIF3L1,PPIL3,CLK1,BZW1,AOX1,SGOL2,KCTD18,SPATS2L,C2orf47,TYW5,C2orf69,SATB2,PLCL1,</text:p>
          </table:table-cell>
        </table:table-row>
        <table:table-row table:style-name="ro1">
          <table:table-cell office:value-type="string" calcext:value-type="string">
            <text:p>COL4A4,RHBDD1,IRS1,KIAA1486,DOCK10,CUL3,FAM124B,SERPINE2,MRPL44,WDFY1,AP1S3,SCG2,KCNE4,ACSL3,MOGAT1,FARSB,SGPP2,CCDC140,PAX3,EPHA4,SLC4A3,STK11IP,INHA,OBSL1,TMEM198,CHPF,ACCN4,GMPPA,SPEG,DES,DNPEP,RESP18,PTPRN,DNAJB2,TUBA4A,STK16,GLB1L,ANKZF1,ATG9A,ABCB6,ZFAND2B,FAM134A,CNPPD1,SLC23A3,NHEJ1,IHH,CCDC108,CRYBA2,FEV,CDK5R2,WNT10A,WNT6,PRKAG3,CYP27A1,TTLL4,STK36,RNF25,BCS1L,ZNF142,PLCD4,RQCD1,USP37,VIL1,CTDSP1,SLC11A1,C2orf62,PNKD,TMBIM1,AAMP,GPBAR1,ARPC2,CXCR1,CXCR2,RUFY4,TNS1,DIRC3,AC007557.1,TNP1,IGFBP5,IGFBP2,RPL37A,SMARCAL1,MARCH4,XRCC5,TMEM169,PECR,MREG,FN1,ATIC,ABCA12,BARD1,VWC2L,SPAG16,IKZF2,ERBB4,</text:p>
          </table:table-cell>
        </table:table-row>
        <table:table-row table:style-name="ro1">
          <table:table-cell office:value-type="string" calcext:value-type="string">
            <text:p>HDLBP,ANO7,PPP1R7,PASK,MTERFD2,SNED1,AC104809.3,C2orf54,AGXT,KIF1A,AQP12A,AC011298.2,AQP12B,GPR35,CAPN10,RNPEPL1,DUSP28,ANKMY1,GPC1,AC110619.2,OTOS,MYEOV2,OR6B3,PRR21,OR6B2,NDUFA10,AC093802.1,AC079612.1,AC062017.1,HDAC4,AC017028.1,TWIST2,ASB1,TRAF3IP1,PER2,HES6,AC016757.3,ILKAP,FAM132B,AC016757.1,KLHL30,ESPNL,SCLY,UBE2F,RAMP1,RBM44,LRRFIP1,AC104667.3,RAB17,PRLH,MLPH,AC112721.1,COL6A3,AC112715.2,COPS8,CXCR7,IQCA1,ASB18,AC079135.1,GBX2,AGAP1,AC064874.1,SH3BP4,ARL4C,SPP2,TRPM8,HJURP,HEATR7B1,UGT1A1,UGT1A3,UGT1A4,UGT1A5,UGT1A6,UGT1A7,UGT1A9,UGT1A10,UGT1A8,USP40,DGKD,SAG,ATG16L1,INPP5D,NEU2,AC106876.2,NGEF,C2orf82,GIGYF2,KCNJ13,EFHD1,EIF4E2,TIGD1,CHRNG,CHRND,ECEL1,ALPI,ALPPL2,DIS3L2,NPPC,COPS7B,PDE6D,PTMA,C2orf57,NMUR1,NCL,AC017104.2,B3GNT7,ARMC9,HTR2B,PSMD1,C2orf72,SPATA3,GPR55,ITM2C,CAB39,SP100,SP140L,SP110,SLC16A14,FBXO36,TRIP12,DNER,PID1,SPHKAP,</text:p>
          </table:table-cell>
        </table:table-row>
        <table:table-row table:style-name="ro1">
          <table:table-cell office:value-type="string" calcext:value-type="string">
            <text:p>ANKRD28,BTD,HACL1,COLQ,EAF1,METTL6,SH3BP5,CAPN7,ZFYVE20,MRPS25,NR2C2,FGD5,C3orf20,C3orf19,SLC6A6,LSM3,XPC,TMEM43,CHCHD4,TPRXL,</text:p>
          </table:table-cell>
        </table:table-row>
        <table:table-row table:style-name="ro1">
          <table:table-cell office:value-type="string" calcext:value-type="string">
            <text:p>DOCK3,MAPKAPK3,CISH,HEMK1,C3orf18,CACNA2D2,TMEM115,CYB561D2,NPRL2,ZMYND10,RASSF1,TUSC2,HYAL2,HYAL1,NAT6,HYAL3,IFRD2,C3orf45,SEMA3B,GNAI2,GNAT1,SEMA3F,RBM5,RBM6,MON1A,MST1R,CAMKV,TRAIP,UBA7,C3orf54,CDHR4,IP6K1,GMPPB,AMIGO3,RNF123,APEH,BSN,DAG1,NICN1,AMT,TCTA,RHOA,GPX1,USP4,C3orf62,RP11-3B7.1,CCDC36,KLHDC8B,CCDC71,LAMB2,USP19,QARS,QRICH1,IMPDH2,NDUFAF3,DALRD3,WDR6,P4HTM,ARIH2,C3orf71,SLC25A20,PRKAR2A,IP6K2,NCKIPSD,CELSR3,SLC26A6,TMEM89,UQCRC1,COL7A1,UCN2,PFKFB4,SHISA5,TREX1,ATRIP,CCDC72,CCDC51,PLXNB1,FBXW12,SPINK8,NME6,ZNF589,CAMP,CDC25A,MAP4,DHX30,AC112512.1,SMARCC1,CSPG5,C3orf75,SCAP,PTPN23,KLHL18,KIF9,SETD2,NBEAL2,CCDC12,PTH1R,MYL3,PRSS42,PRSS44,PRSS45,PRSS50,TMIE,ALS2CL,AC104304.1,LRRC2,RTP3,LTF,CCRL2,CCR5,CCR2,CCR3,CCR1,XCR1,CXCR6,FYCO1,CCR9,LZTFL1,SLC6A20,SACM1L,LIMD1,LARS2,TMEM158,CDCP1,CLEC3B,EXOSC7,ZDHHC3,</text:p>
          </table:table-cell>
        </table:table-row>
        <table:table-row table:style-name="ro1">
          <table:table-cell office:value-type="string" calcext:value-type="string">
            <text:p>SFMBT1,TMEM110,TMEM110-MUSTN1,ITIH4,ITIH3,ITIH1,NEK4,SPCS1,GLT8D1,GNL3,PBRM1,C3orf78,NT5DC2,STAB1,NISCH,TNNC1,SEMA3G,PHF7,BAP1,DNAH1,GLYCTK,WDR82,PPM1M,TWF2,RP11-330H6.5,TLR9,ALAS1,POC1A,C3orf74,DUSP7,RPL29,RP11-155D18.11,ACY1,ABHD14A,ABHD14B,PCBP4,</text:p>
          </table:table-cell>
        </table:table-row>
        <table:table-row table:style-name="ro1">
          <table:table-cell office:value-type="string" calcext:value-type="string">
            <text:p>FAM157A,LMLN,RPL35A,IQCG,LRCH3,FYTTD1,KIAA0226,BDH1,DLG1,MFI2,PIGZ,NCBP2,SENP5,PAK2,PIGX,CEP19,LRRC33,FBXO45,WDR53,C3orf43,RNF168,UBXN7,TM4SF19,TCTEX1D2,PCYT1A,AC069257.9,ZDHHC19,TFRC,TNK2,MUC4,MUC20,APOD,PPP1R2,ACAP2,C3orf21,FAM43A,LSG1,TMEM44,ATP13A3,GP5,LRRC15,CPN2,HES1,OPA1,ATP13A4,ATP13A5,HRASLS,MB21D2,FGF12,PYDC2,CCDC50,UTS2D,OSTN,RP11-332P22.1,IL1RAP,TMEM207,CLDN16,LEPREL1,TP63,TPRG1,LPP,AC022498.1,BCL6,RP11-211G3.3,RTP2,SST,RTP4,MASP1,RTP1,RPL39L,ST6GAL1,ADIPOQ,RFC4,EIF4A2,KNG1,HRG,FETUB,AHSG,DNAJB11,TBCCD1,CRYGS,DGKG,ETV5,TRA2B,C3orf65,IGF2BP2,SENP2,LIPH,TMEM41A,MAP3K13,EHHADH,C3orf70,VPS8,MAGEF1,EPHB3,RP11-433C9.2,CHRD,THPO,POLR2H,CLCN2,FAM131A,EIF4G1,PSMD2,ECE2,CAMK2N2,ALG3,VWA5B2,ABCF3,AP2M1,DVL3,EIF2B5,HTR3E,HTR3C,HTR3D,ABCC5,PARL,MAP6D1,YEATS2,KLHL24,KLHL6,MCF2L2,B3GNT5,LAMP3,MCCC1,DCUN1D1,ATP11B,SOX2,DNAJC19,FXR1,CCDC39,TTC14,PEX5L,USP13,NDUFB5,MRPL47,ACTL6A,GNB4,MFN1,ZNF639,KCNMB3,PIK3CA,ZMAT3,KCNMB2,TBL1XR1,NAALADL2,NLGN1,SPATA16,ECT2,NCEH1,TNFSF10,GHSR,AC092964.1,FNDC3B,TMEM212,AC078953.1,PLD1,TNIK,SLC2A2,EIF5A2,RPL22L1,SLC7A14,CLDN11,SKIL,PRKCI,PHC3,GPR160,SEC62,SAMD7,LRRC31,LRRIQ4,LRRC34,MYNN,AC078802.1,MECOM,GOLIM4,SERPINI1,PDCD10,WDR49,SERPINI2,ZBBX,BCHE,SLITRK3,SI,OTOL1,SPTSSB,NMD3,B3GALNT1,PPM1L,ARL14,KPNA4,TRIM59,SMC4,IFT80,AC112641.1,CTD-2049J23.3,IL12A,SCHIP1,IQCJ-SCHIP1,MFSD1,RARRES1,GFM1,LXN,MLF1,RSRC1,SHOX2,AC112502.1,C3orf55,VEPH1,PTX3,CCNL1,RP11-6F2.7,LEKR1,TIPARP,SSR3,KCNAB1,GMPS,SLC33A1,C3orf33,AC104472.1,PLCH1,MME,GPR149,DHX36,ARHGEF26,C3orf79,RAP2B,P2RY1,MBNL1,TMEM14E,AC106722.1,SUCNR1,AADAC,AADACL2,IGSF10,P2RY12,P2RY13,GPR87,P2RY14,GPR171,MED12L,CLRN1,SIAH2,FAM194A,RP11-392O18.1,EIF2A,SERP1,TSC22D2,PFN2,RNF13,ANKUB1,COMMD2,WWTR1,TM4SF4,TM4SF18,HPS3,HLTF,GYG1,CPA3,CPB1,AGTR1,ZIC1,ZIC4,PLSCR5,PLSCR1,PLSCR2,PLSCR4,PLOD2,AC107021.1,C3orf58,SLC9A9,CHST2,U2SURP,PAQR9,PCOLCE2,TRPC1,PLS1,ATR,XRN1,GK5,TFDP2,ATP1B3,GRK7,RNF7,RASA2,ZBTB38,ACPL2,SPSB4,SLC25A36,TRIM42,CLSTN2,NMNAT3,RBP1,RBP2,COPB2,MRPS22,PRR23C,PRR23B,PRR23A,C3orf72,FOXL2,PIK3CB,FAIM,CEP70,ESYT3,MRAS,TXNDC6,ARMC8,DBR1,A4GNT,DZIP1L,CLDN18,SOX14,IL20RB,NCK1,TMEM22,STAG1,PCCB,MSL2,PPP2R3A,EPHB1,KY,CEP63,ANAPC13,AMOTL2,RYK,SLCO2A1,C3orf36,RAB6B,SRPRB,TOPBP1,CDV3,BFSP2,TMEM108,NPHP3,UBA5,ACAD11,CCRL1,DNAJC13,ACPP,CPNE4,MRPL3,NUDT16,NEK11,ASTE1,ATP2C1,PIK3R4,COL6A6,COL6A5,TRH,TMCC1,PLXND1,H1FOO,RHO,IFT122,MBD4,C3orf25,H1FX,C3orf37,COPG,CNBP,ISY1,RAB43,GP9,CCDC48,KIAA1257,RP11-723O4.6,ACAD9,RAB7A,RPN1,C3orf27,GATA2,DNAJB8,EEFSEC,RUVBL1,SEC61A1,KBTBD12,MGLL,ABTB1,PODXL2,MCM2,TPRA1,C3orf56,PLXNA1,CHCHD6,TXNRD3,TXNRD3NB,C3orf22,CHST13,UROC1,ZXDC,CCDC37,KLF15,ALDH1L1,SLC41A3,ROPN1B,ALG1L,OSBPL11,SNX4,ZNF148,SLC12A8,HEG1,MUC13,ITGB5,UMPS,KALRN,CCDC14,MYLK,PTPLB,ADCY5,SEC22A,PDIA5,SEMA5B,DIRC2,HSPBAP1,PARP14,PARP15,DTX3L,PARP9,KPNA1,WDR5B,FAM162A,CCDC58,CSTA,CASR,CD86,ILDR1,SLC15A2,EAF2,IQCB1,GOLGB1,HCLS1,FBXO40,ARGFX,POLQ,STXBP5L,GTF2E1,RABL3,HGD,NDUFB4,FSTL1,LRRC58,GPR156,GSK3B,NR1I2,C3orf15,COX17,POPDC2,PLA1A,ADPRH,CD80,TIMMDC1,POGLUT1,TMEM39A,ARHGAP31,B4GALT4,UPK1B,RP11-484M3.5,C3orf30,IGSF11,LSAMP,GAP43,ZBTB20,TIGIT,ZNF80,DRD3,QTRTD1,KIAA1407,ZDHHC23,GRAMD1C,ATP6V1A,NAA50,KIAA2018,SIDT1,SPICE1,WDR52,BOC,C3orf17,GTPBP8,CD200R1,CD200R1L,CCDC80,SLC35A5,ATG3,BTLA,SLC9A10,GCET2,C3orf52,TMPRSS7,TAGLN3,ABHD10,PHLDB2,PLCXD2,ZBED2,CD96,PVRL3,RP11-553A10.1,DPPA4,DPPA2,MORC1,GUCA1C,TRAT1,RETNLB,DZIP3,KIAA1524,MYH15,HHLA2,IFT57,CD47,RP11-631B21.2,CCDC54,CBLB,ALCAM,ZPLD1,NFKBIZ,FAM55C,CEP97,RPL24,AC084198.1,ZBTB11,PCNP,RG9MTD1,SENP7,IMPG2,ABI3BP,TFG,GPR128,TMEM45A,LNP1,TOMM70A,NIT2,TBC1D23,TMEM30C,C3orf26,FILIP1L,COL8A1,DCBLD2,ST3GAL6,CPOX,CLDND1,OR5K2,OR5K1,OR5K3,OR5K4,OR5H2,OR5H6,OR5H15,OR5H14,OR5AC2,MINA,CRYBG3,AC110491.1,ARL6,EPHA6,NSUN3,DHFRL1,STX19,ARL13B,PROS1,</text:p>
          </table:table-cell>
        </table:table-row>
        <table:table-row table:style-name="ro1">
          <table:table-cell office:value-type="string" calcext:value-type="string">
            <text:p>CWH43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GXT2,DNAJC21,BRIX1,RAD1,TTC23L,RAI14,C1QTNF3,AMACR,</text:p>
          </table:table-cell>
        </table:table-row>
        <table:table-row table:style-name="ro1">
          <table:table-cell office:value-type="string" calcext:value-type="string">
            <text:p>PARP8,EMB,</text:p>
          </table:table-cell>
        </table:table-row>
        <table:table-row table:style-name="ro1">
          <table:table-cell office:value-type="string" calcext:value-type="string">
            <text:p>NRN1,FARS2,LYRM4,PPP1R3G,RPP40,CDYL,ECI2,C6orf201,C6orf146,PRPF4B,AL138831.1,FAM50B,C6orf145,SLC22A23,PSMG4,TUBB2B,TUBB2A,BPHL,RIPK1,NQO2,SERPINB6,SERPINB9,SERPINB1,WRNIP1,MYLK4,C6orf195,GMDS,FOXC1,FOXF2,FOXQ1,AL033381.1,HUS1B,EXOC2,IRF4,DUSP22,AL035696.1,</text:p>
          </table:table-cell>
        </table:table-row>
        <table:table-row table:style-name="ro1">
          <table:table-cell office:value-type="string" calcext:value-type="string">
            <text:p>TXNDC5,BMP6,SNRNP48,DSP,RIOK1,CAGE1,SSR1,RREB1,</text:p>
          </table:table-cell>
        </table:table-row>
        <table:table-row table:style-name="ro1">
          <table:table-cell office:value-type="string" calcext:value-type="string">
            <text:p>OFCC1,</text:p>
          </table:table-cell>
        </table:table-row>
        <table:table-row table:style-name="ro1">
          <table:table-cell office:value-type="string" calcext:value-type="string">
            <text:p>RNF144B,DEK,KDM1B,TPMT,NHLRC1,KIF13A,AL023807.2,NUP153,FAM8A1,CAP2,RBM24,AL137003.1,ATXN1,GMPR,MYLIP,DTNBP1,JARID2,CD83,RNF182,CCDC90A,RANBP9,NOL7,SIRT5,AL583828.1,GFOD1,TBC1D7,PHACTR1,EDN1,HIVEP1,C6orf105,TMEM170B,NEDD9,ERVFRD-1,RP4-761I2.2,ELOVL2,</text:p>
          </table:table-cell>
        </table:table-row>
        <table:table-row table:style-name="ro1">
          <table:table-cell office:value-type="string" calcext:value-type="string">
            <text:p>HDGFL1,PRL,SOX4,CDKAL1,E2F3,MBOAT1,</text:p>
          </table:table-cell>
        </table:table-row>
        <table:table-row table:style-name="ro1">
          <table:table-cell office:value-type="string" calcext:value-type="string">
            <text:p>TRIM38,SLC17A2,SLC17A3,SLC17A1,SLC17A4,HIST1H2BA,HIST1H2AA,SCGN,LRRC16A,CMAHP,FAM65B,GMNN,C6orf62,ACOT13,TDP2,KIAA0319,ALDH5A1,GPLD1,MRS2,KAAG1,DCDC2,NRSN1,</text:p>
          </table:table-cell>
        </table:table-row>
        <table:table-row table:style-name="ro1">
          <table:table-cell office:value-type="string" calcext:value-type="string">
            <text:p>MOCS1,DAAM2,KIF6,KCNK16,KCNK17,KCNK5,C6orf64,GLP1R,DNAH8,GLO1,BTBD9,ZFAND3,MDGA1,AL353597.1,CCDC167,FTSJD2,RNF8,TBC1D22B,TMEM217,PIM1,COX6A1P2,FGD2,MTCH1,PI16,C6orf89,PPIL1,CPNE5,RAB44,CDKN1A,SRSF3,STK38,KCTD20,PXT1,ETV7,C6orf222,PNPLA1,BRPF3,MAPK13,MAPK14,SLC26A8,SRPK1,LHFPL5,CLPS,C6orf127,C6orf126,C6orf81,FKBP5,TULP1,TEAD3,RPL10A,FANCE,PPARD,DEF6,ZNF76,SCUBE3,TCP11,ANKS1A,TAF11,UHRF1BP1,SNRPC,C6orf106,SPDEF,PACSIN1,RPS10,NUDT3,HMGA1,GRM4,MLN,LEMD2,IP6K3,C6orf125,ITPR3,GGNBP1,BAK1,ZBTB9,SYNGAP1,CUTA,PHF1,KIFC1,DAXX,ZBTB22,TAPBP,RGL2,PFDN6,WDR46,B3GALT4,RPS18,VPS52,RING1,HSD17B8,SLC39A7,RXRB,COL11A2,HLA-DPB1,HLA-DPA1,HLA-DOA,BRD2,HLA-DMA,XXbac-BPG181M17.5,HLA-DMB,PSMB9,TAP1,PSMB8,TAP2,HLA-DOB,XXbac-BPG246D15.9,HLA-DQB2,HLA-DQA2,HLA-DQB1,HLA-DQA1,HLA-DRB1,HLA-DRB5,HLA-DRA,BTNL2,NOTCH4,GPSM3,PBX2,AGER,RNF5,AGPAT1,EGFL8,PPT2,PRRT1,FKBPL,ATF6B,TNXB,CYP21A2,C4B,C4A,STK19,DOM3Z,SKIV2L,RDBP,CFB,XXbac-BPG116M5.17,ZBTB12,EHMT2,SLC44A4,NEU1,C6orf48,HSPA1B,HSPA1A,HSPA1L,LSM2,VARS,C6orf27,C6orf26,MSH5,MSH5-C6orf26,CLIC1,DDAH2,C6orf25,LY6G6C,LY6G6D,AL662899.1,XXbac-BPG32J3.19,LY6G6F,ABHD16A,LY6G5C,LY6G5B,CSNK2B,GPANK1,C6orf47,APOM,BAG6,PRRC2A,AIF1,NCR3,LST1,LTB,TNF,LTA,NFKBIL1,ATP6V1G2,ATP6V1G2-DDX39B,MCCD1,MICB,MICA,HLA-B,HLA-C,POU5F1,TCF19,CCHCR1,PSORS1C1,PSORS1C2,C6orf15,MUC21,DPCR1,SFTA2,VARS2,GTF2H4,DDR1,IER3,FLOT1,TUBB,MDC1,NRM,KIAA1949,DHX16,C6orf136,ATAT1,MRPS18B,PPP1R10,ABCF1,PRR3,GNL1,HLA-E,RPP21,TRIM39-RPP21,TRIM26,TRIM15,TRIM10,TRIM40,TRIM31,RNF39,PPP1R11,ZNRD1,</text:p>
          </table:table-cell>
        </table:table-row>
        <table:table-row table:style-name="ro1">
          <table:table-cell office:value-type="string" calcext:value-type="string">
            <text:p>ZNF451,KIAA1586,BEND6,DST,COL21A1,BMP5,HMGCLL1,GFRAL,HCRTR2,FAM83B,TINAG,MLIP,LRRC1,KLHL31,GCLC,ELOVL5,GCM1,FBXO9,ICK,GSTA4,GSTA3,GSTA5,GSTA1,GSTA2,TMEM14A,TRAM2,EFHC1,PAQR8,MCM3,IL17F,IL17A,PKHD1,TFAP2B,TFAP2D,DEFB112,DEFB110,DEFB113,DEFB114,DEFB133,CRISP1,PGK2,CRISP3,CRISP2,RHAG,C6orf141,GLYATL3,CENPQ,MUT,C6orf138,OPN5,GPR115,GPR111,CD2AP,TNFRSF21,GPR110,GPR116,MEP1A,PLA2G7,TDRD6,SLC25A27,CYP39A1,RCAN2,ENPP5,ENPP4,CLIC5,RUNX2,SUPT3H,CDC5L,SPATS1,AARS2,TCTE1,TMEM151B,NFKBIE,SLC35B2,HSP90AB1,SLC29A1,CAPN11,TMEM63B,MRPL14,C6orf223,VEGFA,MRPS18A,RSPH9,MAD2L1BP,GTPBP2,POLH,XPO5,POLR1C,YIPF3,C6orf154,TJAP1,DLK2,ABCC10,ZNF318,CRIP3,SLC22A7,TTBK1,C6orf108,CUL9,SRF,PTK7,KLC4,MRPL2,CUL7,RRP36,KLHDC3,MEA1,PPP2R5D,PEX6,GNMT,CNPY3,PTCRA,C6orf226,RPL7L1,KIAA0240,TBCC,PRPH2,UBR2,TRERF1,MRPS10,GUCA1B,GUCA1A,RP1-139D8.6,C6orf132,TAF8,CCND3,BYSL,MED20,USP49,TOMM6,PRICKLE4,FRS3,PGC,TFEB,MDFI,FOXP4,NCR2,TREM1,TREML4,TREML2,TREM2,TREML1,NFYA,C6orf130,APOBEC2,TSPO2,UNC5CL,</text:p>
          </table:table-cell>
        </table:table-row>
        <table:table-row table:style-name="ro1">
          <table:table-cell office:value-type="string" calcext:value-type="string">
            <text:p>FAM120B,DLL1,C6orf70,TCTE3,PHF10,C6orf120,WDR27,THBS2,SMOC2,DACT2,FRMD1,KIF25,MLLT4,C6orf123,TCP10,TTLL2,UNC93A,TCP10L2,GPR31,CCR6,FGFR1OP,RNASET2,RP11-514O12.4,RPS6KA2,BRP44L,SFT2D1,PRR18,SDIM1,PDE10A,C6orf118,QKI,AL078585.1,PACRG,PARK2,AGPAT4,MAP3K4,PLG,LPA,SLC22A3,SLC22A2,SLC22A1,IGF2R,MAS1,PNLDC1,MRPL18,ACAT2,WTAP,SOD2,FNDC1,TAGAP,RSPH3,C6orf99,EZR,SYTL3,DYNLT1,AL591025.1,TMEM181,TULP4,GTF2H5,SERAC1,SYNJ2,SNX9,ZDHHC14,C6orf35,ARID1B,NOX3,CLDN20,TFB1M,TIAM2,SCAF8,CNKSR3,IPCEF1,OPRM1,AL590867.1,RGS17,MTRF1L,FBXO5,VIP,MYCT1,SYNE1,ESR1,C6orf97,C6orf211,RMND1,ZBTB2,AKAP12,MTHFD1L,PLEKHG1,IYD,PPP1R14C,ULBP3,RAET1L,ULBP1,ULBP2,RAET1G,RAET1E,LRP11,PCMT1,NUP43,LATS1,KATNA1,C6orf72,PPIL4,ZC3H12D,SUMO4,TAB2,UST,SASH1,SAMD5,STXBP5,C6orf103,RAB32,GRM1,SHPRH,FBXO30,EPM2A,UTRN,STX11,SF3B5,PLAGL1,C6orf94,LTV1,PHACTR2,FUCA2,PEX3,ADAT2,AIG1,HIVEP2,GPR126,VTA1,NMBR,CITED2,TXLNB,HECA,C6orf115,REPS1,ECT2L,CCDC28A,NHSL1,HEBP2,KIAA1244,PBOV1,PERP,TNFAIP3,OLIG3,IFNGR1,IL22RA2,IL20RA,SLC35D3,PEX7,MAP3K5,MAP7,BCLAF1,FAM54A,PDE7B,AHI1,MYB,HBS1L,ALDH8A1,SGK1,SLC2A12,TBPL1,TCF21,EYA4,RPS12,C6orf192,VNN2,VNN3,VNN1,TAAR1,TAAR2,TAAR5,TAAR6,TAAR8,STX7,MOXD1,CTGF,ENPP1,CTAGE9,OR2A4,ENPP3,MED23,ARG1,AKAP7,EPB41L2,TMEM200A,SAMD3,L3MBTL3,C6orf191,ARHGAP18,LAMA2,PTPRK,THEMIS,C6orf58,C6orf174,KIAA0408,ECHDC1,RNF146,RSPO3,CENPW,TRMT11,HINT3,NCOA7,HEY2,HDDC2,TPD52L1,RNF217,NKAIN2,TRDN,CLVS2,SMPDL3A,FABP7,PKIB,SERINC1,HSF2,GJA1,C6orf170,MAN1A1,FAM184A,MCM9,ASF1A,PLN,C6orf204,SLC35F1,NUS1,GOPC,DCBLD1,ROS1,VGLL2,RFX6,GPRC6A,FAM162B,KPNA5,ZUFSP,RSPH4A,RWDD1,FAM26D,FAM26E,BET3L,FAM26F,DSE,TSPYL1,TSPYL4,COL10A1,AL121963.1,NT5DC1,FRK,HS3ST5,HDAC2,MARCKS,RFPL4B,LAMA4,C6orf225,TUBE1,WISP3,FYN,TRAF3IP2,REV3L,KIAA1919,SLC16A10,RPF2,GTF3C6,AMD1,CDK19,SLC22A16,DDO,C6orf186,CDC40,WASF1,GPR6,FIG4,AKD1,ZBTB24,MICAL1,SMPD2,PPIL6,CD164,CEP57L1,SESN1,ARMC2,FOXO3,LACE1,SNX3,NR2E1,OSTM1,SEC63,SCML4,SOBP,PDSS2,BEND3,C6orf203,QRSL1,RTN4IP1,AIM1,ATG5,PRDM1,PREP,POPDC3,C6orf112,BVES,LIN28B,C6orf220,HACE1,GRIK2,ASCC3,SIM1,MCHR2,PRDM13,CCNC,USP45,PNISR,COQ3,C6orf168,FBXL4,POU3F2,MMS22L,KLHL32,NDUFAF4,GPR63,FHL5,KIAA0776,FUT9,MANEA,EPHA7,MAP3K7,BACH2,GJA10,MDN1,LYRM2,ANKRD6,RRAGD,UBE2J1,GABRR2,GABRR1,PM20D2,SRSF12,PNRC1,AL079342.1,RNGTT,CNR1,SPACA1,AKIRIN2,ORC3,RARS2,SLC35A1,C6orf165,C6orf164,C6orf163,C6orf162,GJB7,ZNF292,CGA,HTR1E,FAM165A,SYNCRIP,SNX14,NT5E,TBX18,KIAA1009,MRAP2,CYB5R4,RIPPLY2,SNAP91,PRSS35,ME1,RWDD2A,PGM3,DOPEY1,AL139333.1,UBE2CBP,TPBG,IBTK,FAM46A,BCKDHB,TTK,ELOVL4,SH3BGRL2,LCA5,HMGN3,PHIP,IRAK1BP1,HTR1B,IMPG1,MYO6,SENP6,FILIP1,TMEM30A,COX7A2,COL12A1,CD109,SLC17A5,EEF1A1,MTO1,MB21D1,DDX43,OOEP,C6orf221,DPPA5,KHDC1,RP11-257K9.7,KCNQ5,RIMS1,OGFRL1,B3GAT2,SMAP1,C6orf57,FAM135A,COL9A1,COL19A1,LMBRD1,BAI3,AL713998.1,EYS,PHF3,PTP4A1,LGSN,FKBP1C,KHDRBS2,MTRNR2L9,</text:p>
          </table:table-cell>
        </table:table-row>
        <table:table-row table:style-name="ro1">
          <table:table-cell office:value-type="string" calcext:value-type="string">
            <text:p>ZNF680,ZNF736,ZNF679,ZNF727,AC006455.1,ZNF716,ZNF479,CHCHD2,PHKG1,SUMF2,CCT6A,PSPH,GBAS,MRPS17,ZNF713,RP11-15K19.2,</text:p>
          </table:table-cell>
        </table:table-row>
        <table:table-row table:style-name="ro1">
          <table:table-cell office:value-type="string" calcext:value-type="string">
            <text:p>CSMD1,MYOM2,KBTBD11,ARHGEF10,CLN8,DLGAP2,ERICH1,C8orf42,FBXO25,RP11-63E5.6,ZNF596,RP11-585F1.10,OR4F21,AC144568.2,</text:p>
          </table:table-cell>
        </table:table-row>
        <table:table-row table:style-name="ro1">
          <table:table-cell office:value-type="string" calcext:value-type="string">
            <text:p>HGSNAT,AC113191.1,FNTA,RP11-598P20.5,HOOK3,RNF170,THAP1,CHRNA6,CHRNB3,C8orf40,SLC20A2,VDAC3,DKK4,POLB,IKBKB,PLAT,AP3M2,KAT6A,ANK1,RP11-930P14.1,NKX6-3,AGPAT6,RP11-360L9.4,GINS4,GOLGA7,RP11-15G16.1,CTD-3080F16.3,SFRP1,ZMAT4,IDO2,IDO1,ADAM2,ADAM18,ADAM32,ADAM9,TM2D2,HTRA4,PLEKHA2,TACC1,C8orf86,FGFR1,LETM2,WHSC1L1,PPAPDC1B,DDHD2,BAG4,LSM1,STAR,ASH2L,EIF4EBP1,ADRB3,GOT1L1,RAB11FIP1,BRF2,GPR124,PROSC,ERLIN2,RP11-863K10.7,ZNF703,RP11-150O12.3,RP11-150O12.5,RP11-150O12.6,RP11-150O12.1,RP11-419C23.1,KCNU1,AC012215.1,UNC5D,DUSP26,RNF122,C8orf41,MAK16,FUT10,NRG1,WRN,PURG,TEX15,PPP2CB,GSR,GS1-211B7.1,GTF2E2,RBPMS,DCTN6,MBOAT4,LEPROTL1,TMEM66,DUSP4,KIF13B,HMBOX1,INTS9,EXTL3,FZD3,FBXO16,ZNF395,PNOC,ELP3,C8orf80,SCARA5,PBK,ESCO2,CCDC25,SCARA3,CLU,EPHX2,CHRNA2,PTK2B,TRIM35,STMN4,RP11-521M14.2,ADRA1A,DPYSL2,PNMA2,BNIP3L,PPP2R2A,EBF2,CDCA2,KCTD9,GNRH1,DOCK5,NEFM,ADAM7,ADAMDEC1,ADAM28,STC1,NKX2-6,NKX3-1,AC051642.1,SLC25A37,ENTPD4,LOXL2,R3HCC1,CHMP7,TNFRSF10A,TNFRSF10D,TNFRSF10C,TNFRSF10B,RHOBTB2,PEBP4,EGR3,BIN3,KIAA1967,RP11-582J16.5,C8orf58,AC037459.4,PDLIM2,SORBS3,PPP3CC,SLC39A14,PIWIL2,POLR3D,PHYHIP,BMP1,SFTPC,LGI3,REEP4,NUDT18,FAM160B2,EPB49,FGF17,NPM2,XPO7,DOK2,GFRA2,LZTS1,ATP6V1B2,SLC18A1,LPL,INTS10,CSGALNACT1,SH2D4A,PSD3,NAT2,NAT1,ASAH1,PCM1,FGL1,MTUS1,PDGFRL,SLC7A2,MTMR7,VPS37A,CNOT7,ZDHHC2,EFHA2,FGF20,MSR1,TUSC3,SGCZ,C8orf48,DLC1,AC135352.2,AC135352.1,LONRF1,AC130352.1,FAM86B2,DEFB130,FAM86B1,USP17L2,ZNF705D,RP11-1236K1.1,RP11-481A20.11,DEFB134,DEFB135,DEFB136,CTSB,FDFT1,RP11-297N6.4,NEIL2,C8orf49,GATA4,BLK,RP11-148O21.2,RP11-148O21.3,FAM167A,C8orf12,AF131216.5,SLC35G5,AF131216.6,MTMR9,CTC-493P15.3,XKR6,AF131215.4,AF131215.1,AF131215.3,AF131215.2,AF131215.6,PINX1,CTD-2135J3.4,SOX7,C8orf74,RP1L1,PRSS55,MSRA,TNKS,RP11-10A14.6,RP11-10A14.4,PPP1R3B,ERI1,MFHAS1,CLDN23,AC068353.1,AC068020.1,ZNF705B,DEFB4A,DEFB103A,SPAG11A,DEFB104A,DEFB106A,DEFB105A,DEFB107A,AC084121.16,RP11-1118M6.1,DEFB107B,DEFB105B,DEFB106B,DEFB104B,SPAG11B,DEFB103B,DEFB4B,ZNF705G,DEFA5,DEFA3,DEFA1B,DEFA4,DEFA6,AGPAT5,ANGPT2,MCPH1,</text:p>
          </table:table-cell>
        </table:table-row>
        <table:table-row table:style-name="ro1">
          <table:table-cell office:value-type="string" calcext:value-type="string">
            <text:p>CYP11B2,CYP11B1,GML,LY6D,LYNX1,LYPD2,SLURP1,C8orf55,LY6K,PSCA,ARC,BAI1,TSNARE1,AC138647.1,AC100803.1,PTP4A3,GPR20,RP11-10J21.3,SLC45A4,DENND3,PTK2,EIF2C2,CHRAC1,C8orf17,TRAPPC9,KCNK9,COL22A1,FAM135B,KHDRBS3,ZFAT,ST3GAL1,NDRG1,WISP1,TG,SLA,PHF20L1,TMEM71,LRRC6,KCNQ3,HHLA1,RP11-240B13.2,OC90,EFR3A,ADCY8,ASAP1,FAM49B,GSDMC,TMEM75,MYC,POU5F1B,FAM84B,TRIB1,NSMCE2,KIAA0196,SQLE,ZNF572,MTSS1,NDUFB9,TATDN1,RNF139,TRMT12,TMEM65,FER1L6,FAM91A1,ANXA13,KLHL38,FBXO32,WDYHV1,ATAD2,ZHX1,C8orf76,FAM83A,RP11-539E17.5,WDR67,DERL1,ZHX2,RP11-973F15.1,RP11-785H20.1,HAS2,SNTB1,MTBP,MRPL13,COL14A1,DEPTOR,DSCC1,TAF2,ENPP2,NOV,COLEC10,TNFRSF11B,SAMD12,AC023590.1,EXT1,MED30,SLC30A8,C8orf85,NCRNA00255,RAD21,UTP23,EIF3H,TRPS1,RP11-67H2.1,CSMD3,KCNV1,RP11-422N16.3,SYBU,EBAG9,PKHD1L1,ENY2,NUDCD1,TRHR,TMEM74,TTC35,EIF3E,RSPO2,ANGPT1,ABRA,OXR1,RP11-778D12.2,ZFPM2,RP11-127H5.1,LRP12,DPYS,TM7SF4,RIMS2,DCAF13,SLC25A32,CTHRC1,FZD6,BAALC,C8orf56,ATP6V1C1,KB-1507C5.2,AZIN1,KLF10,ODF1,KB-1980E6.3,UBR5,RRM2B,NCALD,GRHL2,ZNF706,YWHAZ,PABPC1,SNX31,ANKRD46,RNF19A,SPAG1,POLR2K,FBXO43,RGS22,COX6C,VPS13B,OSR2,STK3,KCNS2,NIPAL2,POP1,HRSP12,C8orf47,RPL30,MATN2,LAPTM4B,MTDH,TSPYL5,AC010859.1,SDC2,KB-1448A5.1,PTDSS1,MTERFD1,UQCRB,GDF6,C8orf37,PLEKHF2,C8orf38,TP53INP1,CCNE2,INTS8,DPY19L4,ESRP1,AC023632.1,KIAA1429,RAD54B,GEM,CDH17,PDP1,TMEM67,C8orf39,RBM12B,FAM92A1,RP11-88J22.1,C8orf83,AC117834.1,RUNX1T1,SLC26A7,LRRC69,OTUD6B,TMEM55A,NECAB1,TMEM64,CALB1,DECR1,NBN,OSGIN2,RIPK2,MMP16,DCAF4L2,CNBD1,CNGB3,CPNE3,FAM82B,WWP1,SLC7A13,ATP6V0D2,PSKH2,REXO1L2P,REXO1L1,CA2,CA3,CA1,RP11-219B4.6,CA13,RP11-219B4.5,C8orf59,E2F5,LRRCC1,RALYL,SNX16,CHMP4C,ZFAND1,SLC10A5,IMPA1,FABP12,FABP4,FABP9,PMP2,FABP5,ZNF704,ZBTB10,TPD52,MRPS28,HEY1,STMN2,IL7,FAM164A,PKIA,PEX2,ZFHX4,HNF4G,CRISPLD1,PI15,RP11-758M4.1,GDAP1,JPH1,LY96,TMEM70,TCEB1,UBE2W,STAU2,RDH10,RPL7,C8orf84,TERF1,KCNB2,TRPA1,RP11-383H13.1,MSC,RP11-1102P16.1,EYA1,XKR9,LACTB2,RP11-382J12.1,TRAM1,AC120194.1,NCOA2,PRDM14,SLCO5A1,SULF1,C8orf34,RP11-664D7.4,PREX2,CPA6,ARFGEF1,CSPP1,COPS5,LRRC67,C8orf45,SGK3,C8orf44,VCPIP1,MYBL1,C8orf46,ADHFE1,RRS1,RP11-366K18.3,CRH,TRIM55,AC084082.3,DNAJC5B,PDE7A,MTFR1,ARMC1,CTD-3025N20.2,CYP7B1,BHLHE22,RP11-32K4.2,TTPA,GGH,NKAIN3,ASPH,CLVS1,CHD7,RAB2A,CA8,TOX,NSMAF,SDCBP,CYP7A1,UBXN2B,FAM110B,IMPAD1,PENK,SDR16C5,CHCHD7,PLAG1,MOS,RPS20,TGS1,TMEM68,RP11-386G21.2,RP11-386G21.1,XKR4,SOX17,MRPL15,LYPLA1,TCEA1,RGS20,ATP6V1H,OPRK1,NPBWR1,RB1CC1,FAM150A,ST18,PCMTD1,AC090186.1,PXDNL,SNTG1,RP11-738G5.2,C8orf22,SNAI2,EFCAB1,UBE2V2,MCM4,PRKDC,CEBPD,KIAA0146,RP11-1134I14.8,RP11-350F16.2,RP11-101E19.6,</text:p>
          </table:table-cell>
        </table:table-row>
        <table:table-row table:style-name="ro1">
          <table:table-cell office:value-type="string" calcext:value-type="string">
            <text:p>PTPRD,C9orf123,KDM4C,SNRPEL1,GLDC,C9orf38,UHRF2,TPD52L3,IL33,RANBP6,KIAA2026,MLANA,ERMP1,KIAA1432,PDCD1LG2,CD274,C9orf46,RLN1,RLN2,INSL4,INSL6,JAK2,RCL1,AK3,CDC37L1,PPAPDC2,C9orf68,SLC1A1,GLIS3,AL365202.1,RFX3,KIAA0020,KCNV2,VLDLR,SMARCA2,DMRT2,DMRT3,DMRT1,KANK1,DOCK8,C9orf66,CBWD1,FOXD4,FAM138C,</text:p>
          </table:table-cell>
        </table:table-row>
        <table:table-row table:style-name="ro1">
          <table:table-cell office:value-type="string" calcext:value-type="string">
            <text:p>ELAVL2,DMRTA1,CDKN2B,CDKN2A,C9orf53,MTAP,IFNE,IFNA1,IFNA8,IFNA2,IFNA13,IFNA6,KLHL9,IFNA5,IFNA14,IFNA17,IFNA16,IFNA10,IFNA7,IFNA4,IFNA21,IFNW1,IFNB1,PTPLAD2,KIAA1797,MLLT3,SLC24A2,ACER2,RPS6,DENND4C,PLIN2,HAUS6,RRAGA,FAM154A,ADAMTSL1,SH3GL2,CNTLN,BNC2,C9orf92,C9orf93,PSIP1,SNAPC3,TTC39B,FREM1,CER1,ZDHHC21,NFIB,C9orf146,MPDZ,C9orf150,TYRP1,</text:p>
          </table:table-cell>
        </table:table-row>
        <table:table-row table:style-name="ro1">
          <table:table-cell office:value-type="string" calcext:value-type="string">
            <text:p>LINGO2,C9orf72,IFNK,C9orf35,MOBKL2B,C9orf11,TEK,LRRC19,IFT74,PLAA,C9orf82,TUSC1,</text:p>
          </table:table-cell>
        </table:table-row>
        <table:table-row table:style-name="ro1">
          <table:table-cell office:value-type="string" calcext:value-type="string">
            <text:p>FAM201A,ANKRD18A,C9orf51,IGFBPL1,ALDH1B1,SHB,MCART1,DCAF10,EXOSC3,RG9MTD3,FRMPD1,TOMM5,FBXO10,POLR1E,ZBTB5,GRHPR,ZCCHC7,PAX5,MELK,RNF38,GNE,CLTA,CCIN,GLIPR2,RECK,OR2S2,HRCT1,OR13J1,TMEM8B,C9orf128,HINT2,SPAG8,NPR2,MSMP,RGP1,GBA2,CREB3,TLN1,TPM2,CA9,C9orf100,CCDC107,SIT1,CD72,TESK1,FAM166B,RUSC2,UNC13B,KIAA1539,STOML2,PIGO,FANCG,VCP,C9orf131,DNAJB5,KIAA1045,AL589645.1,C9orf144,RP11-195F19.10,CCL21,CCL19,RP11-195F19.5,CCL27,IL11RA,GALT,RP11-195F19.29,SIGMAR1,ARID3C,DCTN3,C9orf23,CNTFR,ENHO,DNAI1,C9orf25,C9orf24,KIAA1161,NUDT2,KIF24,UBAP1,DCAF12,UBAP2,UBE2R2,PRSS3,TRBV25OR9-2,ANKRD18B,NOL6,AQP3,AQP7,NFX1,CHMP5,BAG1,SPINK4,B4GALT1,SMU1,DNAJA1,APTX,TMEM215,TAF1L,TIGD1L2,NDUFB6,TOPORS,DDX58,ACO1,</text:p>
          </table:table-cell>
        </table:table-row>
        <table:table-row table:style-name="ro1">
          <table:table-cell office:value-type="string" calcext:value-type="string">
            <text:p>FAM75A5,FAM75A4,FAM74A2,</text:p>
          </table:table-cell>
        </table:table-row>
        <table:table-row table:style-name="ro1">
          <table:table-cell office:value-type="string" calcext:value-type="string">
            <text:p>MRPS2,C9orf116,KIAA0649,C9orf62,OLFM1,FCN1,FCN2,COL5A1,C9orf104,RXRA,WDR5,BRD3,VAV2,SARDH,DBH,FAM163B,ADAMTSL2,TMEM8C,SLC2A6,C9orf7,ADAMTS13,REXO4,C9orf96,SURF4,SURF2,SURF1,RPL7A,MED22,SURF6,OBP2B,GBGT1,RALGDS,CEL,GTF3C5,GFI1B,TSC1,AK8,GTF3C4,DDX31,BARHL1,C9orf171,TTF1,SETX,NTNG2,MED27,RAPGEF1,UCK1,POMT1,PRRC2B,PPAPDC3,FAM78A,NUP214,AIF1L,LAMC3,FIBCD1,QRFP,ABL1,EXOSC2,PRDM12,FUBP3,ASS1,HMCN2,AL354898.1,RP11-88G17.6,NCS1,AL360004.1,GPR107,FNBP1,USP20,C9orf78,TOR1A,TOR1B,PTGES,PRRX2,ASB6,METTL11A,C9orf50,IER5L,PPP2R4,CRAT,DOLPP1,FAM73B,SH3GLB2,NUP188,DOLK,RP11-101E3.5,PHYHD1,LRRC8A,CCBL1,C9orf114,ENDOG,TBC1D13,ZER1,ZDHHC12,PKN3,WDR34,SPTAN1,GLE1,ODF2,CERCAM,URM1,TMSL4,SLC27A4,COQ4,TRUB2,SWI5,GOLGA2,DNM1,CIZ1,C9orf16,LCN2,AL590708.2,PTGES2,SLC25A25,NAIF1,FAM102A,DPM2,PIP5KL1,ST6GALNAC4,ST6GALNAC6,AK1,ENG,FPGS,CDK9,SH2D3C,TOR2A,TTC16,PTRH1,C9orf117,STXBP1,FAM129B,LRSAM1,RPL12,ZNF79,SLC2A8,GARNL3,RALGPS1,ANGPTL2,ZBTB34,ZBTB43,LMX1B,FAM125B,PBX3,MAPKAP1,GAPVD1,HSPA5,RABEPK,PPP6C,SCAI,GOLGA1,ARPC5L,RPL35,WDR38,OLFML2A,NR6A1,NR5A1,GPR144,PSMB7,NEK6,LHX2,DENND1A,CRB2,AL365504.1,STRBP,GPR21,RABGAP1,ZBTB26,ZBTB6,RC3H2,PDCL,OR1K1,OR5C1,SKA2L,OR1L6,OR1L4,OR1L3,OR1L1,OR1B1,OR1Q1,OR1L8,OR1N2,OR1N1,OR1J4,OR1J2,OR1J1,PTGS1,MRRF,RBM18,LHX6,MORN5,NDUFA8,TTLL11,DAB2IP,STOM,GSN,C9orf31,RAB14,CNTRL,TRAF1,PHF19,PSMD5,FBXW2,MEGF9,CDK5RAP2,DBC1,TLR4,TRIM32,ASTN2,PAPPA-AS1,DEC1,TNC,TNFSF8,TNFSF15,C9orf91,ATP6V1G1,DFNB31,AKNA,ORM2,ORM1,COL27A1,KIF12,AMBP,ZNF618,RGS3,C9orf43,POLE3,ALAD,HDHD3,BSPRY,WDR31,RNF183,PRPF4,CDC26,SLC31A1,FKBP15,SLC31A2,ZFP37,SLC46A2,SNX30,C9orf80,KIAA1958,C9orf147,HSDL2,ROD1,SUSD1,UGCG,C9orf84,GNG10,DNAJC25-GNG10,C9orf29,PTGR1,ZNF483,KIAA0368,OR2K2,LPAR1,MUSK,SVEP1,TXNDC8,C9orf152,AKAP2,PALM2,PALM2-AKAP2,PTPN3,EPB41L4B,CTNNAL1,IKBKAP,ACTL7A,ACTL7B,AL162389.1,KLF4,RAD23B,ZNF462,TMEM38B,TAL2,FKTN,FSD1L,SLC44A1,ABCA1,NIPSNAP3B,NIPSNAP3A,OR13D1,OR13C9,OR13C2,OR13C5,OR13C8,OR13C3,OR13C4,OR13F1,SMC2,CYLC2,C9orf107,PPP3R2,GRIN3A,RNF20,C9orf125,ALDOB,ZNF189,MRPL50,BAAT,RP11-35N6.1,MURC,TMEFF1,C9orf30-TMEFF1,TEX10,INVS,ERP44,STX17,NR4A3,KRT8P11,SEC61B,ALG2,TGFBR1,COL15A1,GALNT12,ANKS6,GABBR2,TBC1D2,CORO2A,TRIM14,NANS,ANP32B,HEMGN,C9orf156,FOXE1,XPA,NCBP1,TSTD2,TMOD1,TDRD7,C9orf174,ZNF322P1,CTSL2,HIATL2,FAM22G,ZNF782,ZNF510,C9orf21,CDC14B,HABP4,ZNF367,SLC35D2,HSD17B3,C9orf102,PTCH1,FANCC,C9orf118,FBP1,FBP2,HIATL1,FAM22F,ZNF169,PTPDC1,BARX1,PHF2,FAM120A,FAM120AOS,C9orf129,WNK2,NINJ1,C9orf89,SUSD3,FGD3,ZNF484,BICD2,IPPK,CENPP,ECM2,ASPN,OMD,OGN,NOL8,IARS,SPTLC1,ROR2,NFIL3,AUH,SYK,DIRAS2,GADD45G,SEMA4D,SECISBP2,CKS2,SHC3,S1PR3,C9orf47,NXNL2,SPIN1,CDK20,C9orf79,CTSL1,DAPK1,C9orf170,GAS1,ZCCHC6,ISCA1,C9orf153,GOLM1,NAA35,AGTPBP1,NTRK2,SLC28A3,RMI1,HNRNPK,C9orf64,KIF27,GKAP1,UBQLN1,C9orf103,FRMD3,RASEF,FAM75B,FAM75D1,TLE1,TLE4,PSAT1,CEP78,GNAQ,GNA14,VPS13A,FOXB2,PRUNE2,GCNT1,RFK,PCSK5,OSTF1,C9orf95,C9orf41,C9orf40,TRPM6,RORB,ANXA1,ALDH1A1,TMC1,ZFAND5,GDA,C9orf57,C9orf85,FAM108B1,TMEM2,TRPM3,KLF9,SMC5,MAMDC2,C9orf135,PTAR1,APBA1,FAM189A2,TJP2,FXN,PRKACG,FAM122A,PIP5K1B,C9orf71,PGM5,FOXD4L3,CBWD3,AL353608.1,CBWD5,FOXD4L4,FOXD4L5,AL445665.1,ANKRD20A4,CBWD6,BX255923.1,FOXD4L6,RP11-195B21.3,ANKRD20A1,FAM27B,RP11-262H14.4,FAM75A7,</text:p>
          </table:table-cell>
        </table:table-row>
        <table:table-row table:style-name="ro1">
          <table:table-cell office:value-type="string" calcext:value-type="string">
            <text:p>ADARB2,WDR37,IDI1,IDI2,GTPBP4,AL359878.1,</text:p>
          </table:table-cell>
        </table:table-row>
        <table:table-row table:style-name="ro1">
          <table:table-cell office:value-type="string" calcext:value-type="string">
            <text:p>GATA3,TAF3,</text:p>
          </table:table-cell>
        </table:table-row>
        <table:table-row table:style-name="ro1">
          <table:table-cell office:value-type="string" calcext:value-type="string">
            <text:p>MARCH8,ALOX5,OR13A1,ZNF22,C10orf25,C10orf10,RASSF4,TMEM72,CXCL12,C10orf136,ZNF32,ZNF485,ZNF239,ZNF487P,HNRNPF,FXYD4,RASGEF1A,CSGALNACT2,RET,BMS1,AL022344.6,ZNF33B,CCNYL2,</text:p>
          </table:table-cell>
        </table:table-row>
        <table:table-row table:style-name="ro1">
          <table:table-cell office:value-type="string" calcext:value-type="string">
            <text:p>CTNNA3,REEP3,JMJD1C,NRBF2,EGR2,ADO,ZNF365,RTKN2,ARID5B,C10orf107,TMEM26,RHOBTB1,CDK1,ANK3,C10orf40,CCDC6,SLC16A9,FAM13C,PHYHIPL,BICC1,TFAM,UBE2D1,CISD1,IPMK,ZWINT,MTRNR2L5,PCDH15,MBL2,DKK1,PRKG1,CSTF2T,A1CF,ASAH2B,SGMS1,FAM21A,AGAP6,TIMM23,NCOA4,MSMB,AGAP7,TIMM23B,AGAP8,FAM21D,PARG,OGDHL,C10orf53,CHAT,SLC18A3,ERCC6,PGBD3,RP11-123B3.6,DRGX,C10orf71,C10orf128,FAM170B,VSTM4,WDFY4,LRRC18,ARHGAP22,MAPK8,FRMPD2,PTPN20C,FAM25C,PTPN20B,GDF10,GDF2,RBP3,ZNF488,ANXA8,AL591684.1,FAM25G,AGAP9,ASAH2C,</text:p>
          </table:table-cell>
        </table:table-row>
        <table:table-row table:style-name="ro1">
          <table:table-cell office:value-type="string" calcext:value-type="string">
            <text:p>ANAPC16,ASCC1,SPOCK2,CHST3,PSAP,CDH23,C10orf54,C10orf105,SLC29A3,UNC5B,</text:p>
          </table:table-cell>
        </table:table-row>
        <table:table-row table:style-name="ro1">
          <table:table-cell office:value-type="string" calcext:value-type="string">
            <text:p>COMTD1,VDAC2,SAMD8,DUSP13,DUPD1,KAT6B,ADK,</text:p>
          </table:table-cell>
        </table:table-row>
        <table:table-row table:style-name="ro1">
          <table:table-cell office:value-type="string" calcext:value-type="string">
            <text:p>GRID1,FAM190B,RGR,LRIT1,LRIT2,CDHR1,C10orf99,GHITM,NRG3,SH2D4B,TSPAN14,C10orf58,DYDC2,DYDC1,MAT1A,AL359195.1,ANXA11,PLAC9,C10orf57,SFTPD,FAM22E,FAM22B,SFTPA1,SFTPA2,EIF5AL1,ZCCHC24,PPIF,ZMIZ1,</text:p>
          </table:table-cell>
        </table:table-row>
        <table:table-row table:style-name="ro1">
          <table:table-cell office:value-type="string" calcext:value-type="string">
            <text:p>KIF20B,PANK1,SLC16A12,IFIT5,IFIT1,IFIT1B,IFIT3,IFIT2,LIPA,CH25H,FAS,ACTA2,STAMBPL1,ANKRD22,LIPM,LIPN,LIPK,LIPF,LIPJ,RNLS,PTEN,KLLN,ATAD1,PAPSS2,MINPP1,FAM22D,</text:p>
          </table:table-cell>
        </table:table-row>
        <table:table-row table:style-name="ro1">
          <table:table-cell office:value-type="string" calcext:value-type="string">
            <text:p>PDLIM1,C10orf129,CYP2C8,CYP2C9,CYP2C19,CYP2C18,HELLS,TBC1D12,NOC3L,PLCE1,SLC35G1,LGI1,FRA10AC1,PDE6C,RBP4,O3FAR1,CEP55,MYOF,CYP26A1,CYP26C1,EXOC6,HHEX,KIF11,IDE,MARCH5,CPEB3,BTAF1,FGFBP3,TNKS2,PPP1R3C,HECTD2,PCGF5,</text:p>
          </table:table-cell>
        </table:table-row>
        <table:table-row table:style-name="ro1">
          <table:table-cell office:value-type="string" calcext:value-type="string">
            <text:p>SORCS1,SORCS3,CCDC147,ITPRIP,GSTO2,GSTO1,WDR96,SFR1,COL17A1,SLK,OBFC1,SH3PXD2A,NEURL,CALHM3,CALHM1,CALHM2,PDCD11,USMG5,TAF5,PCGF6,INA,NT5C2,CNNM2,AS3MT,C10orf32,CYP17A1,C10orf26,SFXN2,ARL3,TRIM8,SUFU,ACTR1A,TMEM180,C10orf95,CUEDC2,FBXL15,PSD,NFKB2,GBF1,PITX3,</text:p>
          </table:table-cell>
        </table:table-row>
        <table:table-row table:style-name="ro1">
          <table:table-cell office:value-type="string" calcext:value-type="string">
            <text:p>ADRA2A,SHOC2,BBIP1,PDCD4,RBM20,SMC3,DUSP5,SMNDC1,MXI1,ADD3,RP11-451M19.3,XPNPEP1,</text:p>
          </table:table-cell>
        </table:table-row>
        <table:table-row table:style-name="ro1">
          <table:table-cell office:value-type="string" calcext:value-type="string">
            <text:p>KCNK18,VAX1,KIAA1598,ENO4,HSPA12A,C10orf82,PNLIPRP2,PNLIPRP1,PNLIPRP3,C10orf96,GFRA1,ATRNL1,TRUB1,FAM160B1,ABLIM1,AFAP1L2,VWA2,</text:p>
          </table:table-cell>
        </table:table-row>
        <table:table-row table:style-name="ro1">
          <table:table-cell office:value-type="string" calcext:value-type="string">
            <text:p>TACC2,NSMCE4A,ATE1,FGFR2,WDR11,C10orf85,PPAPDC1A,SEC23IP,MCMBP,INPP5F,BAG3,TIAL1,RGS10,GRK5,PRDX3,SFXN4,FAM45A,EIF3A,NANOS1,C10orf46,PRLHR,FAM204A,</text:p>
          </table:table-cell>
        </table:table-row>
        <table:table-row table:style-name="ro1">
          <table:table-cell office:value-type="string" calcext:value-type="string">
            <text:p>GLRX3,EBF3,MGMT,MKI67,PTPRE,CLRN3,FOXI2,NPS,FAM196A,DOCK1,C10orf90,ADAM12,FANK1,DHX32,BCCIP,UROS,MMP21,AL158835.1,C10orf137,C10orf122,CTBP2,ZRANB1,FAM175B,METTL10,FAM53B,LHPP,NKX1-2,OAT,CHST15,CPXM2,GPR26,</text:p>
          </table:table-cell>
        </table:table-row>
        <table:table-row table:style-name="ro1">
          <table:table-cell office:value-type="string" calcext:value-type="string">
            <text:p>BNIP3,PPP2R2D,AL450307.1,TCERG1L,</text:p>
          </table:table-cell>
        </table:table-row>
        <table:table-row table:style-name="ro1">
          <table:table-cell office:value-type="string" calcext:value-type="string">
            <text:p>NAP1L4,PHLDA2,SLC22A18,SLC22A18AS,CDKN1C,KCNQ1,TRPM5,TSSC4,CD81,TSPAN32,C11orf21,ASCL2,TH,INS,INS-IGF2,IGF2AS,MRPL23,</text:p>
          </table:table-cell>
        </table:table-row>
        <table:table-row table:style-name="ro1">
          <table:table-cell office:value-type="string" calcext:value-type="string">
            <text:p>TMEM9B,ASCL3,C11orf16,AKIP1,ST5,RPL27A,TRIM66,STK33,LMO1,RIC3,TUB,EIF3F,NLRP10,OR10A3,OR10A6,OR5P3,OR5P2,OR10AB1P,OVCH2,CYB5R2,PPFIBP2,OLFML1,SYT9,RBMXL2,NLRP14,ZNF214,ZNF215,OR2D3,OR2D2,OR10A4,OR10A2,OR10A5,OR6A2,OR2AG1,OR2AG2,MRPL17,DCHS1,TPP1,TAF10,ILK,RRP8,DNHD1,FXC1,ARFIP2,TRIM3,HPX,APBB1,SMPD1,PRKCDBP,CCKBR,CNGA4,FAM160A2,C11orf42,OR52W1,OR52B2,AC022762.1,AC111177.1,OR56B4,OR56A1,OR56A4,OR52L1,OR56A3,OR52E4,OR52E8,OR52E6,OR52N2,OR52N1,OR52N5,OR52N4,OR56B1,TRIM22,TRIM5,TRIM34,TRIM6-TRIM34,OR52B6,OR52H1,UBQLNL,UBQLN3,OR52D1,OR51I2,OR51I1,OR51Q1,OR51J1,OR51M1,OR51B6,OR51B5,OR51B2,OR51B4,HBE1,HBG2,HBG1,HBD,HBB,OR51V1,OR52A1,OR52A5,OR52A4,OR52E2,OR52J3,OR51L1,MMP26,OR51A2,OR51A4,OR51G1,OR51G2,OR51A7,OR51T1,OR51H1P,OR51S1,OR51F2,OR52R1,OR51F1,AC103710.1,OR51C1P,OR51E2,OR51E1,OR51D1,TRIM68,OR52I1,OR52I2,C11orf40,OR52M1,OR52K1,OR52K2,TRIM21,OR52B4,RRM1,STIM1,</text:p>
          </table:table-cell>
        </table:table-row>
        <table:table-row table:style-name="ro1">
          <table:table-cell office:value-type="string" calcext:value-type="string">
            <text:p>OR4C12,OR4C13,FOLH1,TRIM64C,AC084851.1,OR4A47,OR4C5,OR4C3,OR4S1,OR4X1,OR4X2,OR4B1,PTPRJ,NUP160,FNBP4,AGBL2,MTCH2,C1QTNF4,FAM180B,NDUFS3,AC104942.1,KBTBD4,PTPMT1,CELF1,RAPSN,PSMC3,SLC39A13,SPI1,MYBPC3,MADD,NR1H3,ACP2,DDB2,PACSIN3,ARFGAP2,C11orf49,LRP4,CKAP5,F2,ZNF408,ARHGAP1,ATG13,HARBI1,AMBRA1,CHRM4,MDK,DGKZ,CREB3L1,PHF21A,GYLTL1B,PEX16,C11orf94,MAPK8IP1,CRY2,SLC35C1,CTD-2210P24.4,CHST1,SYT13,PRDM11,TP53I11,TSPAN18,CD82,ALX4,EXT2,ACCS,ACCSL,C11orf96,ALKBH3,HSD17B12,TTC17,API5,LRRC4C,C11orf74,RAG2,RAG1,TRAF6,PRR5L,COMMD9,C11orf55,LDLRAD3,TRIM44,FJX1,PAMR1,SLC1A2,CD44,PDHX,APIP,EHF,ELF5,CAT,ABTB2,NAT10,CAPRIN1,AC132216.1,LMO2,FBXO3,CD59,C11orf91,C11orf41,HIPK3,CSTF3,TCP11L1,DEPDC7,QSER1,PRRG4,CCDC73,EIF3M,WT1,RCN1,PAX6,ELP4,IMMP1L,DNAJC24,DCDC1,DCDC5,MPPED2,C11orf46,FSHB,KCNA4,METTL15,KIF18A,BDNF,LIN7C,LGR4,CCDC34,BBOX1,FIBIN,SLC5A12,MUC15,ANO3,LUZP2,SVIP,GAS2,AC103801.2,FANCF,SLC17A6,ANO5,NELL1,SLC6A5,PRMT3,HTATIP2,DBX1,NAV2,E2F8,CSRP3,ZDHHC13,MRGPRX2,MRGPRX1,PTPN5,IGSF22,TMEM86A,SPTY2D1,UEVLD,TSG101,LDHAL6A,LDHC,GTF2H1,HPS5,SAA1,SAA2,SAA4,RP11-113D6.10,MRGPRX4,RP11-113D6.6,MRGPRX3,SAAL1,TPH1,SERGEF,KCNC1,MYOD1,OTOG,USH1C,ABCC8,KCNJ11,RP1-239B22.1,NUCB2,PIK3C2A,RPS13,PLEKHA7,C11orf58,SOX6,INSC,CALCB,CALCA,CYP2R1,PDE3B,PSMA1,COPB1,RRAS2,SPON1,FAR1,PTH,BTBD10,ARNTL,TEAD1,PARVA,MICALCL,MICAL2,DKK3,</text:p>
          </table:table-cell>
        </table:table-row>
        <table:table-row table:style-name="ro1">
          <table:table-cell office:value-type="string" calcext:value-type="string">
            <text:p>CAPN1,AP003068.23,SPDYC,SYVN1,MRPL49,FAU,ZNHIT2,TM7SF2,C11orf2,AP003068.6,ZFPL1,CDCA5,NAALADL1,SAC3D1,SNX15,ARL2,BATF2,C11orf85,GPHA2,PPP2R5B,ATG2A,EHD1,CDC42BPG,MEN1,MAP4K2,SF1,PYGM,RASGRP2,NRXN2,SLC22A12,SLC22A11,AP003774.4,RPS6KA4,CCDC88B,PRDX5,TRMT112,ESRRA,C11orf20,KCNK4,GPR137,BAD,PLCB3,PPP1R14B,FKBP2,VEGFB,DNAJC4,NUDT22,TRPT1,FERMT3,STIP1,FLRT1,MACROD1,OTUB1,COX8A,NAA40,RCOR2,MARK2,C11orf84,RTN3,ATL3,PLA2G16,HRASLS2,RARRES3,LGALS12,HRASLS5,SLC22A9,SLC22A10,SLC22A25,SLC22A24,SLC22A8,SLC22A6,CHRM1,SLC3A2,WDR74,STX5,NXF1,TMEM223,TMEM179B,TAF6L,POLR2G,ZBTB3,TTC9C,HNRNPUL2,GNG3,BSCL2,LRRN4CL,UBXN1,C11orf83,C11orf48,METTL12,RP11-831H9.11,INTS5,GANAB,B3GAT3,ROM1,EML3,MTA2,TUT1,EEF1G,AHNAK,SCGB1A1,ASRGL1,SCGB1D4,SCGB2A2,SCGB1D2,SCGB2A1,SCGB1D1,INCENP,FTH1,BEST1,RAB3IL1,FADS3,FADS2,FADS1,FEN1,C11orf10,C11orf9,AP002380.1,DAGLA,SYT7,LRRC10B,C11orf66,SDHAF2,RP11-286N22.8,CPSF7,TMEM216,TMEM138,CYBASC3,DAK,DDB1,VWCE,PGA5,PGA4,PGA3,VPS37C,CD5,CD6,SLC15A3,TMEM132A,TMEM109,PRPF19,ZP1,GPR44,CCDC86,MS4A10,MS4A15,MS4A18,MS4A8B,MS4A13,MS4A12,MS4A5,MS4A14,MS4A7,MS4A6E,MS4A4A,MS4A4E,MS4A6A,MS4A2,MS4A3,PLAC1L,AP000790.1,TCN1,GIF,MRPL16,STX3,OR10V1,PATL1,OSBP,OR4D9,OR4D11,OR4D10,OR4D6,OR5A1,OR5A2,OR5AN1,MPEG1,DTX4,FAM111A,FAM111B,GLYATL1,AP001652.1,GLYATL2,CNTF,ZFP91,LPXN,OR5B21,OR5B12,OR5B3,OR5B17,OR10W1,OR10Q1,OR1S1,OR1S2,OR9Q2,OR9I1,OR6Q1,OR9Q1,CTNND1,BTBD18,C11orf31,TMX2,MED19,ZDHHC5,CLP1,YPEL4,SERPING1,UBE2L6,SMTNL1,TIMM10,SLC43A1,RTN4RL2,SLC43A3,RP11-872D17.8,PRG2,PRG3,P2RX3,SSRP1,TNKS1BP1,APLNR,LRRC55,OR5AK2,OR9G4,OR9G1,OR5AR1,OR5AP2,OR5M1,OR5M10,OR5M11,OR5M8,OR5M3,OR5M9,OR5R1,OR8U1,OR8J1,OR8K1,OR8K3,OR8H1,OR5T1,OR5T3,OR5T2,OR5J2,OR8K5,OR8J3,OR8H3,OR8H2,OR8I2,OR5AS1,OR5F1,OR10AG1,OR5I1,OR5W2,SPRYD5,OR5D16,OR5L2,OR5D18,OR5L1,OR5D14,OR5D13,OR4C6,OR4S2,OR4P4,OR4C11,OR4C16,OR4C15,OR4A15,OR4A16,TRIM48,</text:p>
          </table:table-cell>
        </table:table-row>
        <table:table-row table:style-name="ro1">
          <table:table-cell office:value-type="string" calcext:value-type="string">
            <text:p>TPCN2,MRGPRF,MRGPRD,IGHMBP2,MRPL21,CPT1A,MTL5,GAL,PPP6R3,LRP5,C11orf24,</text:p>
          </table:table-cell>
        </table:table-row>
        <table:table-row table:style-name="ro1">
          <table:table-cell office:value-type="string" calcext:value-type="string">
            <text:p>B3GAT1,GLB1L2,GLB1L3,ACAD8,THYN1,VPS26B,NCAPD3,JAM3,IGSF9B,SPATA19,OPCML,NTM,C11orf39,SNX19,RP11-890B15.2,C11orf44,ADAMTS15,ADAMTS8,RP11-121M22.1,ZBTB44,ST14,APLP2,PRDM10,NFRKB,TMEM45B,BARX2,ARHGAP32,TP53AIP1,KCNJ5,C11orf45,KCNJ1,FLI1,RP11-744N12.3,RP11-1007G5.2,ETS1,RP11-168K9.2,RP11-688I9.2,RP11-115C10.1,KIRREL3,ST3GAL4,DCPS,RP11-712L6.5,TIRAP,FOXRED1,SRPR,FAM118B,RPUSD4,RP11-50B3.2,CDON,RP11-680F20.6,RP11-680F20.4,RP11-680F20.5,RP11-680F20.9,DDX25,PUS3,HYLS1,PATE4,PATE3,PATE2,PATE1,ACRV1,CHEK1,STT3A,RP11-791J7.2,EI24,AP000708.1,FEZ1,PKNOX2,RP11-687M24.6,RP11-687M24.4,TMEM218,SLC37A2,CCDC15,HEPACAM,HEPN1,RP11-664I21.6,ROBO4,ROBO3,C11orf61,ESAM,VSIG2,NRGN,SPA17,SIAE,TBRG1,PANX3,OR8A1,OR8B12,OR8B8,OR8B4,OR8B3,OR8B2,OR8D2,OR8D1,OR10D3,VWA5A,OR10G7,OR10G8,OR10G9,OR10G4,OR10S1,OR6T1,OR4D5,OR8D4,TMEM225,OR6M1,OR6X1,ZNF202,SCN3B,GRAMD1B,AP000783.1,CLMP,HSPA8,BSX,C11orf63,CRTAM,UBASH3B,RP11-716H6.1,BLID,AP001924.1,SORL1,SC5DL,TECTA,TBCEL,RP11-640N11.2,GRIK4,AP002348.1,ARHGEF12,TMEM136,POU2F3,OAF,AP000679.2,TRIM29,RP11-831A10.1,CTD-2523D13.1,PVRL1,THY1,RP11-305N23.1,RP11-334E6.3,USP2,MFRP,C1QTNF5,RP11-334E6.10,RNF26,MCAM,CBL,CCDC153,PDZD3,NLRX1,ABCG4,HINFP,C2CD2L,DPAGT1,H2AFX,HMBS,CTD-2589C9.4,HYOU1,TRAPPC4,RPS25,CCDC84,RP11-110I1.12,FOXR1,UPK2,BCL9L,RP11-158I9.5,CXCR5,DDX6,TREH,PHLDB1,ARCN1,IFT46,TMEM25,TTC36,MLL,RP11-770J1.4,ATP5L,RP11-770J1.5,UBE4A,CD3G,CD3D,CD3E,MPZL2,MPZL3,AMICA1,SCN2B,SCN4B,TMPRSS4,AP002962.1,IL10RA,TMPRSS13,FXYD6,RP11-728F11.4,FXYD2,RP11-728F11.3,DSCAML1,CEP164,AP000892.4,BACE1,RNF214,PCSK7,TAGLN,SIDT2,PAFAH1B2,SIK3,APOA1,APOC3,APOA4,APOA5,ZNF259,BUD13,CADM1,FAM55B,FAM55D,FAM55A,REXO2,RBM7,C11orf71,NNMT,ZBTB16,HTR3A,HTR3B,USP28,CLDN25,ZW10,TMPRSS5,DRD2,ANKK1,TTC12,NCAM1,C11orf34,PTS,BCO2,TEX12,IL18,SDHD,TIMM8B,C11orf57,PIH1D2,DLAT,DIXDC1,C11orf52,HSPB2,CRYAB,C11orf1,FDXACB1,ALG9,PPP2R1B,SIK2,LAYN,C11orf88,BTG4,RP11-794P6.2,POU2AF1,C11orf93,C11orf92,C11orf53,ARHGAP20,FDX1,RDX,ZC3H12C,C11orf87,DDX10,EXPH5,KDELC2,C11orf65,ATM,NPAT,ACAT1,CUL5,RAB39,SLC35F2,AP001024.1,AP001024.2,SLN,ELMOD1,ALKBH8,CWF19L2,GUCY1A2,AASDHPPT,KBTBD3,KIAA1826,GRIA4,CARD18,CARD17,CARD16,CASP1,CASP5,CASP4,CASP12,DDI1,PDGFD,DYNC2H1,DCUN1D5,MMP13,MMP3,MMP10,MMP8,MMP27,RP11-817J15.3,MMP20,MMP7,RP11-315O6.2,TMEM123,BIRC2,BIRC3,YAP1,C11orf70,KIAA1377,ANGPTL5,TRPC6,PGR,TMEM133,ARHGAP42,CNTN5,JRKL,CCDC82,MAML2,MTMR2,CEP57,FAM76B,SESN3,ENDOD1,KDM4DL,AMOTL1,PIWIL4,FUT4,ANKRD49,MRE11A,GPR83,FOLR4,PANX1,HEPHL1,VSTM5,MED17,C11orf54,TAF1D,KIAA1731,C11orf75,CCDC67,SLC36A4,MTNR1B,FAT3,RP11-201M22.1,CHORDC1,NAALAD2,TRIM49L2,TRIM64B,NOX4,TYR,GRM5,CTSC,RAB38,TMEM135,FZD4,PRSS23,ME3,CCDC81,C11orf73,EED,PICALM,CCDC83,AP000974.1,SYTL2,CCDC89,CREBZF,TMEM126A,TMEM126B,DLG2,CCDC90B,ANKRD42,PCF11,RAB30,C11orf82,PRCP,FAM181B,ODZ4,NARS2,GAB2,USP35,KCTD21,ALG8,NDUFC2,THRSP,RP11-7I15.5,KCTD14,INTS4,C11orf67,RSF1,CLNS1A,AQP11,PAK1,GDPD4,MYO7A,OMP,CAPN5,B3GNT6,ACER3,TSKU,LRRC32,C11orf30,RP11-111M22.2,PRKRIR,WNT11,UVRAG,DGAT2,MOGAT2,MAP6,SERPINH1,GDPD5,KLHL35,RPS3,ARRB1,SLCO2B1,OR2AT4,NEU3,SPCS2,XRRA1,RNF169,CHRDL2,POLD3,LIPT2,KCNE3,PGM2L1,P4HA3,PPME1,C2CD3,UCP3,UCP2,DNAJB13,PAAF1,CHCHD8,MRPL48,RAB6A,PLEKHB1,FAM168A,RELT,ARHGEF17,P2RY6,P2RY2,FCHSD2,ATG16L2,STARD10,ARAP1,PDE2A,CLPB,PHOX2A,INPPL1,FOLR2,FOLR1,FOLR3,C11orf51,LAMTOR1,LRTOMT,NUMA1,IL18BP,RNF121,RP11-849H4.2,DEFB108B,FAM86C1,AP000867.1,KRTAP5-11,KRTAP5-10,KRTAP5-9,KRTAP5-8,KRTAP5-7,NADSYN1,DHCR7,SHANK2,CTTN,PPFIA1,FADD,ANO1,</text:p>
          </table:table-cell>
        </table:table-row>
        <table:table-row table:style-name="ro1">
          <table:table-cell office:value-type="string" calcext:value-type="string">
            <text:p>ALG10,</text:p>
          </table:table-cell>
        </table:table-row>
        <table:table-row table:style-name="ro1">
          <table:table-cell office:value-type="string" calcext:value-type="string">
            <text:p>RSRC2,ZCCHC8,CLIP1,VPS33A,DIABLO,B3GNT4,LRRC43,IL31,MLXIP,BCL7A,WDR66,PSMD9,RP11-87C12.2,HPD,SETD1B,RHOF,TMEM120B,MORN3,ORAI1,KDM2B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RTP1,LAMP1,CUL4A,PCID2,PROZ,F10,F7,MCF2L,ATP11A,C13orf35,TUBGCP3,SPACA7,SOX1,RP11-65D24.2,C13orf16,ARHGEF7,ANKRD10,NCRNA00346,ING1,CARS2,CARKD,RAB20,COL4A2-AS2,COL4A1,IRS2,MYO16,TNFSF13B,ABHD13,LIG4,FAM155A,ARGLU1,EFNB2,DAOA,SLC10A2,ERCC5,BIVM,KDELC1,C13orf27,CCDC168,METTL21C,TPP2,FGF14,ITGBL1,NALCN,TMTC4,A2LD1,PCCA,ZIC2,ZIC5,CLYBL,TM9SF2,GPR183,UBAC2,DOCK9,SLC15A1,STK24,FARP1,RNF113B,IPO5,RAP2A,MBNL2,OXGR1,HS6ST3,UGGT2,DNAJC3,DZIP1,CLDN10,ABCC4,SOX21,GPR180,TGDS,DCT,GPC6,GPC5,SLITRK5,SLITRK6,SLITRK1,SPRY2,NDFIP2,RBM26,RNF219,POU4F1,EDNRB,SLAIN1,SCEL,MYCBP2,FBXL3,CLN5,IRG1,KCTD12,AL359392.1,LMO7,UCHL3,COMMD6,TBC1D4,AL355390.1,KLF12,KLF5,PIBF1,DIS3,BORA,MZT1,DACH1,KLHL1,PCDH9,AL445989.1,PCDH20,TDRD3,DIAPH3,PCDH17,PRR20E,PRR20D,PRR20C,PRR20B,PRR20A,OLFM4,PCDH8,LECT1,SUGT1,HNRNPA1L2,CKAP2,VPS36,THSD1,NEK3,NEK5,UTP14C,ALG11,ATP7B,CCDC70,DHRS12,WDFY2,INTS6,SERPINE3,FAM124A,RNASEH2B,DLEU7,DLEU1,KCNRG,TRIM13,SPRYD7,KPNA3,EBPL,ARL11,RCBTB1,PHF11,SETDB2,AL136218.1,CAB39L,CDADC1,MLNR,FNDC3A,CYSLTR2,RCBTB2,LPAR6,RB1,ITM2B,MED4,NUDT15,SUCLA2,HTR2A,ESD,LRCH1,KIAA0226L,LRRC63,LCP1,CPB2,ZC3H13,SIAH3,SPERT,FAM194B,COG3,SLC25A30,TPT1,KCTD4,GTF2F2,KIAA1704,NUFIP1,TSC22D1,SERP2,RP11-478K15.4,LACC1,CCDC122,ENOX1,DNAJC15,EPSTI1,C13orf30,TNFSF11,AKAP11,DGKH,KIAA0564,C13orf15,NAA16,MTRF1,KBTBD7,KBTBD6,WBP4,ELF1,SUGT1P3,SLC25A15,MRPS31,FOXO1,COG6,LHFP,NHLRC3,PROSER1,STOML3,FREM2,UFM1,TRPC4,POSTN,CSNK1A1L,FAM48A,EXOSC8,ALG5,SMAD9,RFXAP,SERTM1,CCNA1,SPG20OS,CCDC169,SOHLH2,CCDC169-SOHLH2,DCLK1,NBEA,MAB21L1,RFC3,STARD13,PDS5B,N4BP2L2,RP11-298P3.4,N4BP2L1,BRCA2,ZAR1L,FRY,RXFP2,B3GALTL,HSPH1,C13orf26,C13orf33,ALOX5AP,USPL1,HMGB1,KATNAL1,RP11-90M5.1,UBL3,SLC7A1,MTUS2,SLC46A3,POMP,FLT1,PAN3,FLT3,PRHOXNB,CDX2,ATP5EP2,PDX1,GSX1,POLR1D,LNX2,MTIF3,GTF3A,RASL11A,RPL21,USP12,GPR12,WASF3,CDK8,RNF6,SHISA2,AL138815.1,ATP8A2,NUPL1,MTMR6,FAM123A,PABPC3,CENPJ,RNF17,ATP12A,PARP4,AL359736.1,C1QTNF9,SPATA13,C1QTNF9B,MIPEP,TNFRSF19,SACS,SGCG,FGF9,EFHA1,ZDHHC20,AL136219.1,MRP63,SKA3,SAP18,LATS2,XPO4,N6AMT2,IL17D,IFT88,CRYL1,GJB6,GJB2,GJA3,ZMYM2,ZMYM5,PSPC1,MPHOSPH8,TPTE2,AL139327.1,TUBA3C,RP11-301J16.2,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AB019441.33,TMEM121,C14orf80,CRIP1,CRIP2,MTA1,TEX22,PACS2,BRF1,BTBD6,NUDT14,JAG2,GPR132,CDCA4,C14orf79,AHNAK2,PLD4,KIAA0284,CTD-3051D23.1,ZBTB42,AKT1,SIVA1,ADSSL1,INF2,RP11-982M15.6,TMEM179,C14orf180,RP11-614O9.3,</text:p>
          </table:table-cell>
        </table:table-row>
        <table:table-row table:style-name="ro1">
          <table:table-cell office:value-type="string" calcext:value-type="string">
            <text:p>HERC1,FBXL22,USP3,CA12,APH1B,RAB8B,RPS27L,LACTB,TPM1,TLN2,AC126323.1,C2CD4B,C2CD4A,VPS13C,RORA,NARG2,ANXA2,FOXB1,BNIP2,GTF2A2,GCNT3,FAM81A,LDHAL6B,MYO1E,CCNB2,RNF111,SLTM,FAM63B,AC091046.1,ADAM10,LIPC,AQP9,ALDH1A2,GRINL1A,GCOM1,CGNL1,TCF12,ZNF280D,MNS1,TEX9,RFX7,NEDD4,PRTG,PYGO1,DYX1C1,PIGB,RAB27A,RSL24D1,UNC13C,WDR72,ONECUT1,KIAA1370,ARPP19,MYO5A,MYO5C,GNB5,BCL2L10,MAPK6,LEO1,TMOD3,TMOD2,LYSMD2,SCG3,DMXL2,GLDN,CYP19A1,TNFAIP8L3,AP4E1,AC012100.1,TRPM7,USP50,USP8,GABPB1,HDC,SLC27A2,ATP8B4,DTWD1,FGF7,C15orf33,GALK2,COPS2,SECISBP2L,EID1,SHC4,CEP152,FBN1,DUT,SLC12A1,CTXN2,MYEF2,SLC24A5,SEMA6D,SQRDL,PLDN,SLC30A4,C15orf48,SPATA5L1,GATM,SLC28A2,SHF,DUOX1,DUOXA1,DUOXA2,DUOX2,SORD,C15orf43,TRIM69,B2M,PATL2,SPG11,EIF3J,AC009996.1,CTDSPL2,CASC4,FRMD5,WDR76,MFAP1,C15orf63,SERINC4,SERF2,ELL3,PDIA3,STRC,CKMT1A,PPIP5K1,CATSPER2,CKMT1B,MAP1A,TP53BP1,TUBGCP4,ZSCAN29,ADAL,LCMT2,TGM7,TGM5,EPB42,CCNDBP1,TMEM62,UBR1,TTBK2,CDAN1,STARD9,HAUS2,LRRC57,SNAP23,ZFP106,CAPN3,GANC,TMEM87A,VPS39,PLA2G4F,PLA2G4D,PLA2G4E,EHD4,AC020659.1,SPTBN5,JMJD7-PLA2G4B,MAPKBP1,MGA,TYRO3,RPAP1,LTK,ITPKA,RTF1,NDUFAF1,NUSAP1,OIP5,AC012652.1,EXD1,INO80,CHAC1,DLL4,VPS18,RHOV,SPINT1,PPP1R14D,ZFYVE19,C15orf62,DNAJC17,GCHFR,FAM82A2,RAD51,CASC5,RPUSD2,C15orf57,CHST14,BAHD1,IVD,C15orf23,DISP2,PHGR1,C15orf52,PLCB2,ANKRD63,PAK6,C15orf56,BUB1B,BMF,SRP14,EIF2AK4,GPR176,FSIP1,THBS1,C15orf54,C15orf53,RASGRP1,FAM98B,SPRED1,TMCO5A,MEIS2,C15orf41,ATPBD4,AC114546.1,ZNF770,AQR,ACTC1,GJD2,GOLGA8B,GOLGA8A,LPCAT4,C15orf55,NOP10,SLC12A6,TMEM85,C15orf29,PGBD4,C15orf24,CHRM5,AVEN,RYR3,AC090098.1,FMN1,GREM1,SCG5,ARHGAP11A,AC123768.3,RP11-632K20.1,FAM7A1,AC139426.2,RP13-395E19.1,CHRNA7,OTUD7A,KLF13,TRPM1,MTMR10,FAN1,ARHGAP11B,AC026150.1,AC019322.1,CHRFAM7A,AC135731.1,AC120045.3,FAM7A3,GOLGA8J,TJP1,NDNL2,FAM189A1,APBA2,AC055876.2,AC055876.1,AC138749.1,AC091304.2,HERC2,OCA2,GABRG3,GABRA5,GABRB3,ATP10A,UBE3A,SNRPN,SNURF,MAGEL2,MKRN3,GOLGA6L2,AC091565.1,GOLGA8IP,NIPA1,NIPA2,CYFIP1,TUBGCP5,GOLGA6L1,AC116165.1,OR4N4,OR4M2,GOLGA6L6,</text:p>
          </table:table-cell>
        </table:table-row>
        <table:table-row table:style-name="ro1">
          <table:table-cell office:value-type="string" calcext:value-type="string">
            <text:p>CD276,NPTN,C15orf60,HCN4,NEO1,ADPGK,BBS4,HIGD2B,GOLGA6B,ARIH1,TMEM202,HEXA,CELF6,PARP6,PKM2,GRAMD2,SENP8,MYO9A,NR2E3,THSD4,CT62,LRRC49,THAP10,LARP6,UACA,TLE3,RPLP1,KIF23,PAQR5,GLCE,NOX5,SPESP1,ANP32A,CORO2B,ITGA11,FEM1B,CLN6,CALML4,PIAS1,SKOR1,MAP2K5,C15orf61,IQCH,AAGAB,SMAD3,SMAD6,LCTL,ZWILCH,RPL4,SNAPC5,MAP2K1,TIPIN,DIS3L,MEGF11,RAB11A,DENND4A,SLC24A1,C15orf44,PTPLAD1,DPP8,IGDCC4,IGDCC3,PARP16,CILP,CLPX,PDCD7,AC013553.1,KBTBD13,RASL12,MTFMT,SPG21,ANKDD1A,AC069368.3,PLEKHO2,PIF1,RBPMS2,</text:p>
          </table:table-cell>
        </table:table-row>
        <table:table-row table:style-name="ro1">
          <table:table-cell office:value-type="string" calcext:value-type="string">
            <text:p>SCAPER,ISL2,ETFA,C15orf27,NRG4,FBXO22,UBE2Q2,AC019294.1,AC019294.2,AC019294.5,ODF3L1,CSPG4,</text:p>
          </table:table-cell>
        </table:table-row>
        <table:table-row table:style-name="ro1">
          <table:table-cell office:value-type="string" calcext:value-type="string">
            <text:p>CERS3,AC015723.1,ADAMTS17,LYSMD4,AC022692.1,MEF2A,LRRC28,TTC23,SYNM,PGPEP1L,IGF1R,FAM169B,ARRDC4,SPATA8,NR2F2,AC016251.1,MCTP2,RP11-326A13.2,RGMA,CHD2,FAM174B,C15orf32,ST8SIA2,SLCO3A1,SV2B,VPS33B,PRC1,RCCD1,UNC45A,HDDC3,MAN2A2,FES,FURIN,BLM,CRTC3,IQGAP1,ZNF774,GABARAPL3,AC091167.2,NGRN,TTLL13,C15orf58,CIB1,SEMA4B,IDH2,ZNF710,C15orf38,AP3S2,C15orf38-AP3S2,ANPEP,MESP2,MESP1,WDR93,PEX11A,PLIN1,KIF7,C15orf42,RHCG,POLG,FANCI,RLBP1,ABHD2,MFGE8,HAPLN3,ACAN,ISG20,AEN,DET1,MRPS11,MRPL46,NTRK3,AGBL1,KLHL25,AKAP13,AC044860.3,PDE8A,SLC28A1,ALPK3,ZNF592,SEC11A,NMB,WDR73,ZSCAN2,CSPG4P5,GOLGA6L4,ADAMTSL3,SH3GL3,BNC1,AC024270.1,TM6SF1,BTBD1,C15orf40,FAM103A1,HOMER2,WHAMM,FSD2,AP3B2,CPEB1,RPS17L,AC010724.2,AC010724.1,AC011295.1,AC126339.1,GOLGA6L9,GOLGA6L10,FAM154B,EFTUD1,MEX3B,TMC3,STARD5,IL16,C15orf26,MESDC1,MESDC2,KIAA1199,FAM108C1,ARNT2,FAH,ZFAND6,BCL2A1,AC015871.2,ST20,MTHFS,KIAA1024,TMED3,ANKRD34C,AC011944.1,RASGRF1,CTSH,MORF4L1,ADAMTS7,AC022748.1,CHRNB4,CHRNA3,CHRNA5,PSMA4,AGPHD1,IREB2,CRABP1,WDR61,DNAJA4,ACSBG1,IDH3A,CIB2,SH2D7,TBC1D2B,AC104758.1,</text:p>
          </table:table-cell>
        </table:table-row>
        <table:table-row table:style-name="ro1">
          <table:table-cell office:value-type="string" calcext:value-type="string">
            <text:p>FLYWCH1,FLYWCH2,PRSS22,ZG16B,PRSS21,PRSS33,TCEB2,SRRM2,AC092117.1,PRSS27,KCTD5,AC141586.1,PDPK1,CEMP1,AMDHD2,ATP6V0C,TBC1D24,NTN3,C16orf59,CCNF,ABCA3,RNPS1,AC009065.1,ECI1,DNASE1L2,E4F1,PGP,C16orf79,MLST8,CASKIN1,TRAF7,RAB26,PKD1,TSC2,NTHL1,SLC9A3R2,NPW,ZNF598,SYNGR3,GFER,NOXO1,TBL3,RNF151,RPS2,NDUFB10,RPL3L,SEPX1,HS3ST6,C16orf73,FAHD1,HAGH,IGFALS,NUBP2,SPSB3,EME2,MRPS34,NME3,MAPK8IP3,HN1L,CRAMP1L,IFT140,TMEM204,TELO2,PTX4,CLCN7,CCDC154,C16orf91,UNKL,GNPTG,C16orf42,BAIAP3,UBE2I,AC120498.1,TPSD1,TPSAB1,TPSB2,TPSG1,CACNA1H,C1QTNF8,SSTR5,SOX8,AC009041.2,LMF1,PRR25,GNG13,CHTF18,RPUSD1,MSLNL,NARFL,HAGHL,CCDC78,FAM173A,METRN,FBXL16,WDR24,JMJD8,STUB1,RHBDL1,RHOT2,WDR90,FAM195A,Z84479.1,WFIKKN1,RAB40C,PIGQ,NHLRC4,C16orf11,SOLH,RAB11FIP3,DECR2,NME4,TMEM8A,MRPL28,AXIN1,PDIA2,ARHGDIG,RGS11,ITFG3,LUC7L,HBQ1,HBA1,HBA2,HBM,HBZ,NPRL3,MPG,RHBDF1,SNRNP25,POLR3K,WASH4P,</text:p>
          </table:table-cell>
        </table:table-row>
        <table:table-row table:style-name="ro1">
          <table:table-cell office:value-type="string" calcext:value-type="string">
            <text:p>FOPNL,MYH11,NDE1,KIAA0430,C16orf45,MPV17L,RP11-82O18.1,NPIPP1,RRN3,NTAN1,PDXDC1,RP11-719K4.1,</text:p>
          </table:table-cell>
        </table:table-row>
        <table:table-row table:style-name="ro1">
          <table:table-cell office:value-type="string" calcext:value-type="string">
            <text:p>TMC7,SMG1,ARL6IP1,RPS15A,ABCC6P1,NOMO2,RP11-1212A22.4,RP11-1212A22.2,</text:p>
          </table:table-cell>
        </table:table-row>
        <table:table-row table:style-name="ro1">
          <table:table-cell office:value-type="string" calcext:value-type="string">
            <text:p>HS3ST2,RP11-368J21.2,CDR2,POLR3E,EEF2K,SDR42E2,VWA3A,PDZD9,UQCRC2,RP11-645C24.1,OTOA,IGSF6,METTL9,NPIPL3,CRYM,ANKS4B,ZP2,TMEM159,DNAH3,</text:p>
          </table:table-cell>
        </table:table-row>
        <table:table-row table:style-name="ro1">
          <table:table-cell office:value-type="string" calcext:value-type="string">
            <text:p>HSD3B7,SETD1A,ORAI3,FBXL19,CTF1,BCL7C,ZNF629,RNF40,C16orf93,PHKG2,SRCAP,FBRS,PRR14,ZNF689,ZNF785,ZNF688,ZNF764,ZNF747,ZNF768,ITGAL,SEPHS2,DCTPP1,ZNF771,ZNF48,SEPT1,MYLPF,TBC1D10B,CD2BP2,RP11-347C12.1,RP11-347C12.3,SULT1A3,SLX1A,BOLA2B,CORO1A,MAPK3,GDPD3,YPEL3,TBX6,PPP4C,ALDOA,FAM57B,C16orf92,DOC2A,INO80E,HIRIP3,TAOK2,TMEM219,KCTD13,ASPHD1,SEZ6L2,AC120114.1,CDIPT,MVP,C16orf53,PRRT2,AC009133.1,MAZ,KIF22,ZG16,C16orf54,QPRT,SPN,AC009086.1,RP11-231C14.4,RP11-345J4.3,SULT1A4,SLX1B,RP11-231C14.2,RUNDC2C,AC009093.1,CTB-134H23.2,LAT,SPNS1,NFATC2IP,CD19,RABEP2,ATP2A1,SH2B1,TUFM,ATXN2L,CTB-134H23.1,EIF3C,RP11-1348G14.2,SULT1A1,SULT1A2,CCDC101,NUPR1,IL27,APOBR,CLN3,NPIPL1,EIF3CL,RP11-57A19.3,SBK1,XPO6,GSG1L,</text:p>
          </table:table-cell>
        </table:table-row>
        <table:table-row table:style-name="ro1">
          <table:table-cell office:value-type="string" calcext:value-type="string">
            <text:p>SLC12A4,LCAT,PSMB10,CTRL,PSKH1,NRN1L,EDC4,NUTF2,THAP11,CENPT,TSNAXIP1,RANBP10,GFOD2,C16orf86,C16orf48,PARD6A,ACD,RLTPR,CTCF,FAM65A,AGRP,ATP6V0D1,HSD11B2,ZDHHC1,TPPP3,LRRC36,KCTD19,PLEKHG4,SLC9A5,FHOD1,TMEM208,AC040160.1,LRRC29,ELMO3,E2F4,EXOC3L1,KIAA0895L,NOL3,HSF4,FBXL8,TRADD,B3GNT9,C16orf70,CBFB,CES4A,CES3,</text:p>
          </table:table-cell>
        </table:table-row>
        <table:table-row table:style-name="ro1">
          <table:table-cell office:value-type="string" calcext:value-type="string">
            <text:p>RP11-566K11.2,TUBB3,MC1R,TCF25,SPIRE2,FANCA,ZNF276,C16orf7,SPATA2L,CDK10,C16orf55,CHMP1A,DPEP1,CPNE7,RPL13,SPG7,ANKRD11,ZNF778,AC009113.1,CDH15,AC009113.2,ACSF3,AC092384.1,CBFA2T3,PABPN1L,TRAPPC2L,GALNS,APRT,CDT1,AC138028.1,FAM38A,CTU2,RNF166,SNAI3,MVD,CYBA,IL17C,ZC3H18,C16orf85,ZFPM1,ZNF469,AC134312.1,BANP,CA5A,SLC7A5,KLHDC4,AC010536.1,AC010536.2,JPH3,ZCCHC14,MAP1LC3B,FBXO31,C16orf95,FOXL1,FOXC2,MTHFSD,FOXF1,AC092327.1,IRF8,COX4I1,COX4NB,C16orf74,GINS2,KIAA0182,FAM92B,KIAA0513,ZDHHC7,</text:p>
          </table:table-cell>
        </table:table-row>
        <table:table-row table:style-name="ro1">
          <table:table-cell office:value-type="string" calcext:value-type="string">
            <text:p>OR1D2,RAP1GAP2,KIAA0664,PAFAH1B1,METTL16,AC006435.1,MNT,SGSM2,TSR1,SRR,SMG6,HIC1,OVCA2,DPH1,RTN4RL1,RPA1,SMYD4,SERPINF1,SERPINF2,WDR81,TLCD2,PRPF8,RILP,SCARF1,SLC43A2,PITPNA,INPP5K,MYO1C,CRK,YWHAE,TUSC5,BHLHA9,ABR,TIMM22,NXN,RNMTL1,GLOD4,GEMIN4,FAM57A,VPS53,FAM101B,C17orf97,RPH3AL,DOC2B,</text:p>
          </table:table-cell>
        </table:table-row>
        <table:table-row table:style-name="ro1">
          <table:table-cell office:value-type="string" calcext:value-type="string">
            <text:p>ZFP3,GPR172B,KIF1C,INCA1,CAMTA2,SPAG7,ENO3,PFN1,RNF167,SLC25A11,GP1BA,C17orf107,CHRNE,MINK1,PLD2,PSMB6,GLTPD2,VMO1,TM4SF5,ZMYND15,CXCL16,MED11,ARRB2,AC091153.1,ALOX15,SMTNL2,GGT6,MYBBP1A,SPNS2,SPNS3,UBE2G1,ANKFY1,CYB5D2,ZZEF1,</text:p>
          </table:table-cell>
        </table:table-row>
        <table:table-row table:style-name="ro1">
          <table:table-cell office:value-type="string" calcext:value-type="string">
            <text:p>NTN1,PIK3R5,MFSD6L,SPDYE4,CCDC42,MYH10,NDEL1,RNF222,RPL26,KRBA2,AC135178.1,ODF4,ARHGEF15,RANGRF,SLC25A35,PFAS,CTC1,AURKB,C17orf59,TMEM107,VAMP2,PER1,HES7,ALOXE3,AC129492.6,ALOX12B,ALOX15B,GUCY2D,CNTROB,TRAPPC1,KCNAB3,CHD3,CYB5D1,LSMD1,TMEM88,KDM6B,DNAH2,EFNB3,WRAP53,TP53,ATP1B2,SHBG,SAT2,FXR2,SOX15,MPDU1,CD68,EIF4A1,SENP3,TNFSF13,TNFSF12,TNFSF12-TNFSF13,SLC35G6,ZBTB4,CHRNB1,FGF11,TMEM102,C17orf74,SPEM1,NLGN2,C17orf61,PLSCR3,TNK1,TMEM95,KCTD11,ACAP1,NEURL4,GPS2,EIF5A,YBX2,SLC2A4,CLDN7,C17orf81,CTDNEP1,GABARAP,PHF23,DVL2,ACADVL,DLG4,ASGR1,ASGR2,</text:p>
          </table:table-cell>
        </table:table-row>
        <table:table-row table:style-name="ro1">
          <table:table-cell office:value-type="string" calcext:value-type="string">
            <text:p>USP22,CCDC144NL,CDRT15L2,LGALS9B,FAM106B,CCDC144C,SPECC1,AKAP10,ULK2,ALDH3A1,SLC47A2,ALDH3A2,SLC47A1,MFAP4,MAPK7,B9D1,EPN2,AC106017.3,AC106017.1,AC007952.2,AC007952.6,AC007952.1,AC007952.5,GRAP,FAM83G,SLC5A10,PRPSAP2,FAM18B1,FBXW10,TRIM16L,AC026271.7,TBC1D28,FAM106A,LGALS9C,AL353997.5,AL353997.1,EVPLL,SHMT1,SMCR8,TOP3A,SMCR7,FLII,LLGL1,ALKBH5,MYO15A,DRG2,C17orf39,ATPAF2,LRRC48,TOM1L2,SREBF1,RAI1,SMCR5,PEMT,RASD1,MED9,NT5M,COPS3,FLCN,PLD6,MPRIP,C17orf84,AC104024.2,TNFRSF13B,KRT17P1,CCDC144A,ZNF624,ZNF287,C17orf76,TRPV2,UBB,CENPV,PIGL,NCOR1,AC002553.1,TTC19,ZSWIM7,ADORA2B,TBC1D26,ZNF286A,RP11-385D13.1,AC005838.1,FAM18B2,CDRT4,RP11-726O12.1,TEKT3,PMP22,</text:p>
          </table:table-cell>
        </table:table-row>
        <table:table-row table:style-name="ro1">
          <table:table-cell office:value-type="string" calcext:value-type="string">
            <text:p>ACCN1,SPACA3,TMEM98,MYO1D,CDK5R1,PSMD11,ZNF207,C17orf75,RHBDL3,RHOT1,AC090616.2,LRRC37B,SUZ12,UTP6,C17orf79,AC003101.1,RAB11FIP4,AC135724.1,NF1,EVI2A,EVI2B,OMG,RNF135,ADAP2,C17orf42,ATAD5,CRLF3,AC006050.2,TBC1D29,GOSR1,CPD,TMIGD1,BLMH,SLC6A4,NSRP1,EFCAB5,SSH2,</text:p>
          </table:table-cell>
        </table:table-row>
        <table:table-row table:style-name="ro1">
          <table:table-cell office:value-type="string" calcext:value-type="string">
            <text:p>CA10,UTP18,MBTD1,NME2,NME1,NME1-NME2,SPAG9,TOB1,WFIKKN2,LUC7L3,ANKRD40,ABCC3,CACNA1G,SPATA20,EPN3,MYCBPAP,RSAD1,CHAD,ACSF2,LRRC59,EME1,MRPL27,XYLT2,TMEM92,COL1A1,SGCA,SAMD14,PDK2,ITGA3,DLX3,DLX4,TAC4,KAT7,FAM117A,SLC35B1,SPOP,NXPH3,NGFR,PHB,ZNF652,PHOSPHO1,ABI3,GNGT2,B4GALNT2,IGF2BP1,GIP,SNF8,UBE2Z,ATP5G1,CALCOCO2,TTLL6,HOXB13,PRAC,HOXB9,HOXB8,HOXB7,HOXB6,HOXB5,HOXB4,HOXB3,HOXB2,SKAP1,SNX11,CBX1,NFE2L1,COPZ2,CDK5RAP3,PRR15L,PNPO,SP2,SP6,SCRN2,LRRC46,MRPL10,OSBPL7,TBX21,TBKBP1,KPNB1,NPEPPS,AC040934.1,C17orf57,MYL4,CDC27,RPRML,GOSR2,WNT9B,WNT3,NSF,ARL17A,LRRC37A2,ARL17B,AC217773.1,KIAA1267,STH,MAPT,AC217771.1,CRHR1,C17orf69,AC091132.1,AC091132.2,PLEKHM1,ARHGAP27,MAP3K14,C17orf46,FMNL1,HEXIM2,HEXIM1,ACBD4,PLCD3,NMT1,DCAKD,C1QL1,KIF18B,GFAP,FAM187A,CCDC103,EFTUD2,HIGD1B,GJC1,ADAM11,DBF4B,CCDC43,C17orf104,FZD2,GPATCH8,ITGA2B,FAM171A2,GRN,SLC25A39,RUNDC3A,AC003102.1,SLC4A1,UBTF,ATXN7L3,TMUB2,C17orf65,ASB16,C17orf53,HDAC5,G6PC3,LSM12,TMEM101,NAGS,PYY,PPY,MPP2,CD300LG,MPP3,C17orf105,DUSP3,SOST,MEOX1,ETV4,DHX8,ARL4D,AC087650.1,TMEM106A,NBR1,NBR2,BRCA1,RND2,VAT1,IFI35,RUNDC1,AARSD1,AOC3,AOC2,PSME3,BECN1,CNTD1,CCDC56,WNK4,VPS25,RAMP2,AC100793.1,HMGN2P42,EZH1,CNTNAP1,CCR10,PLEKHH3,TUBG2,TUBG1,FAM134C,PSMC3IP,MLX,COASY,HSD17B1,HSD17B1P1,NAGLU,ATP6V0A1,PTRF,STAT3,STAT5A,STAT5B,GHDC,HCRT,KCNH4,RAB5C,HSPB9,KAT2A,DHX58,ZNF385C,NKIRAS2,DNAJC7,CNP,AC091172.1,ACLY,KLHL11,KLHL10,NT5C3L,FKBP10,LEPREL4,JUP,HAP1,GAST,EIF1,KRT17,KRT16,KRT14,KRT9,KRT19,KRT15,KRT13,KRT36,KRT35,KRT32,KRT38,KRT37,KRT31,KRT34,KRT33B,KRT33A,KRTAP17-1,KRTAP16-1,KRTAP29-1,KRTAP9-7,KRTAP9-6,KRTAP9-9,KRTAP9-4,KRTAP9-8,KRTAP9-3,KRTAP9-2,KRTAP9-1,KRTAP4-1,KRTAP4-2,KRTAP4-3,KRTAP4-4,KRTAP4-5,KRTAP4-6,KRTAP4-12,KRTAP4-11,KRTAP4-9,AC100808.7,KRTAP4-8,KRTAP4-7,KRTAP2-4,KRTAP2-3,KRTAP2-2,KRTAP2-1,KRTAP1-1,KRTAP1-3,KRTAP1-4,KRTAP1-5,KRTAP3-1,KRTAP3-2,KRTAP3-3,KRT40,KRT39,KRT23,KRT20,KRT12,TMEM99,KRT10,KRT28,KRT27,KRT26,KRT25,KRT24,KRT222,SMARCE1,CCR7,TNS4,IGFBP4,TOP2A,GJD3,RARA,CDC6,WIPF2,RAPGEFL1,CASC3,MSL1,NR1D1,THRA,MED24,CSF3,PSMD3,GSDMA,LRRC3C,ORMDL3,GSDMB,ZPBP2,IKZF3,GRB7,C17orf37,ERBB2,PGAP3,PNMT,TCAP,STARD3,PPP1R1B,AC087491.2,NEUROD2,CDK12,MED1,FBXL20,STAC2,RPL19,CACNB1,ARL5C,PLXDC1,FBXO47,LASP1,RPL23,</text:p>
          </table:table-cell>
        </table:table-row>
        <table:table-row table:style-name="ro1">
          <table:table-cell office:value-type="string" calcext:value-type="string">
            <text:p>MARCH10,MRC2,TLK2,METTL2A,EFCAB3,AC053481.1,MED13,INTS2,BRIP1,NACA2,TBX4,C17orf82,TBX2,BCAS3,</text:p>
          </table:table-cell>
        </table:table-row>
        <table:table-row table:style-name="ro1">
          <table:table-cell office:value-type="string" calcext:value-type="string">
            <text:p>CACNG4,CACNG5,PRKCA,APOH,CEP112,AXIN2,RGS9,GNA13,</text:p>
          </table:table-cell>
        </table:table-row>
        <table:table-row table:style-name="ro1">
          <table:table-cell office:value-type="string" calcext:value-type="string">
            <text:p>AC139099.1,METRNL,B3GNTL1,ZNF750,TBCD,FN3K,FN3KRP,RAB40B,WDR45L,FOXK2,NARF,C17orf62,HEXDC,C17orf101,UTS2R,TEX19,SECTM1,CD7,CSNK1D,SLC16A3,CCDC57,FASN,DUS1L,GPS1,RFNG,DCXR,RAC3,LRRC45,STRA13,ASPSCR1,NOTUM,MYADML2,PYCR1,MAFG,SIRT7,PCYT2,NPB,ANAPC11,THOC4,ARHGDIA,P4HB,DYSFIP1,AC174470.1,FAM195B,GCGR,SLC25A10,HGS,ARL16,CCDC137,C17orf90,PDE6G,TSPAN10,NPLOC4,C17orf70,FSCN2,ACTG1,AC110285.1,TMEM105,C17orf55,SLC38A10,C17orf89,C17orf56,AZI1,AATK,BAIAP2,AC127496.3,AC127496.1,CHMP6,RPTOR,NPTX1,ENDOV,RNF213,SLC26A11,SGSH,CARD14,EIF4A3,GAA,CCDC40,TBC1D16,CBX4,CBX8,CBX2,ENPP7,AC105337.1,RBFOX3,ENGASE,C1QTNF1,AC073624.1,CANT1,LGALS3BP,AC100788.1,TIMP2,USP36,CYTH1,DNAH17,PGS1,SOCS3,AC087645.1,TMEM235,BIRC5,AFMID,TK1,SYNGR2,C17orf99,TMC8,TMC6,AC021593.1,TNRC6C,AC015804.1,SEPT9,AC111170.2,AC111170.3,SEC14L1,</text:p>
          </table:table-cell>
        </table:table-row>
        <table:table-row table:style-name="ro1">
          <table:table-cell office:value-type="string" calcext:value-type="string">
            <text:p>C18orf45,CABLES1,RBBP8,CTAGE1,RP11-863N1.2,GATA6,MIB1,ABHD3,SNRPD1,ESCO1,GREB1L,ROCK1,</text:p>
          </table:table-cell>
        </table:table-row>
        <table:table-row table:style-name="ro1">
          <table:table-cell office:value-type="string" calcext:value-type="string">
            <text:p>WDR18,ARID3A,KISS1R,C19orf22,MED16,CFD,ELANE,PRTN3,AZU1,AC006273.1,PTBP1,C19orf21,PALM,PRSS57,FSTL3,RNF126,FGF22,POLRMT,HCN2,BSG,GZMM,CDC34,C19orf20,MADCAM1,ODF3L2,SHC2,C2CD4C,THEG,MIER2,PPAP2C,AC010507.1,OR4F17,FAM138F,AC008993.1,</text:p>
          </table:table-cell>
        </table:table-row>
        <table:table-row table:style-name="ro1">
          <table:table-cell office:value-type="string" calcext:value-type="string">
            <text:p>SLC5A5,RPL18A,JAK3,INSL3,B3GNT3,FCHO1,MAP1S,UNC13A,GLT25D1,FAM129C,PGLS,SLC27A1,NXNL1,TMEM221,FAM125A,BST2,PLVAP,GTPBP3,ANO8,DDA1,MRPL34,ABHD8,ANKLE1,BABAM1,USHBP1,NR2F6,OCEL1,USE1,MYO9B,HAUS8,CPAMD8,F2RL3,SIN3B,NWD1,TMEM38A,C19orf42,MED26,SLC35E1,CHERP,C19orf44,CALR3,EPS15L1,KLF2,AP1M1,FAM32A,CIB3,HSH2D,RAB8A,TPM4,AC004790.1,OR10H4,CYP4F11,CYP4F2,OR10H1,OR10H5,AC011537.1,OR10H3,OR10H2,CYP4F12,CYP4F3,CYP4F8,CYP4F22,PGLYRP2,RASAL3,WIZ,AKAP8L,BRD4,EPHX3,NOTCH3,ILVBL,SYDE1,OR1I1,CASP14,CCDC105,SLC1A6,OR7C2,OR7A17,OR7A2P,OR7A10,OR7A5,OR7C1,EMR2,ZNF333,EMR3,CLEC17A,NDUFB7,TECR,DNAJB1,AC012318.1,GIPC1,PTGER1,PKN1,DDX39A,CD97,LPHN1,ASF1B,PRKACA,SAMD1,C19orf67,AC022098.1,PALM3,IL27RA,RLN3,RFX1,DCAF15,PODNL1,CC2D1A,C19orf57,NANOS3,ZSWIM4,AC008686.1,C19orf53,MRI1,CCDC130,CACNA1A,IER2,STX10,NACC1,TRMT1,LYL1,NFIX,DAND5,GADD45GIP1,RAD23A,FARSA,SYCE2,GCDH,KLF1,DNASE2,MAST1,RTBDN,RNASEH2A,PRDX2,JUNB,HOOK2,BEST2,ASNA1,C19orf43,TNPO2,FBXW9,DHPS,WDR83,C19orf56,MAN2B1,ZNF791,ZNF490,ZNF564,ZNF709,CTD-2192J16.17,ZNF443,ZNF799,ZNF442,ZNF563,ZNF136,AC022415.5,ZNF20,AC022415.1,ZNF788,ZNF844,ZNF878,AC022415.4,ZNF433,CTD-2006C1.2,ZNF763,ZNF700,ZNF69,ZNF439,ZNF440,ZNF491,ZNF441,ZNF823,ZNF627,ACP5,ELOF1,CNN1,ECSIT,ZNF653,ELAVL3,PRKCSH,CCDC151,RGL3,EPOR,C19orf39,AC024575.1,CCDC159,TMEM205,RAB3D,TSPAN16,C19orf80,DOCK6,KANK2,SPC24,LDLR,SMARCA4,C19orf52,YIPF2,CARM1,C19orf38,TMED1,DNM2,QTRT1,ILF3,AC011475.1,SLC44A2,AP1M2,CDKN2D,KRI1,ATG4D,S1PR5,KEAP1,PDE4A,CDC37,TYK2,ICAM3,RAVER1,FDX1L,ZGLP1,ICAM5,ICAM4,ICAM1,MRPL4,S1PR2,DNMT1,EIF3G,P2RY11,PPAN,PPAN-P2RY11,ANGPTL6,C19orf66,RDH8,COL5A3,OLFM2,PIN1,UBL5,FBXL12,ZNF846,ZNF812,ZNF562,ZNF561,ZNF121,ZNF426,ZNF560,ZNF266,ZNF177,ZNF559,ZNF699,OR7E24,AC006271.2,OR7D4,OR7D2,ZNF317,OR7G3,OR7G1,OR7G2,OR1M1,MUC16,MBD3L1,ZNF558,OR2Z1,ACTL9,ADAMTS10,MYO1F,ZNF414,PRAM1,HNRNPM,MARCH2,RAB11B,ANGPTL4,KANK3,RPS28,NDUFA7,CD320,CERS4,FBN3,CCL25,ELAVL1,TIMM44,CTXN1,SNAPC2,MAP2K7,AC010336.2,LRRC8E,AC010336.1,EVI5L,CLEC4M,CD209,CLEC4G,FCER2,TRAPPC5,C19orf59,RETN,STXBP2,PCP2,C19orf79,XAB2,KIAA1543,PNPLA6,MCOLN1,ZNF358,C19orf45,PEX11G,ARHGEF18,INSR,ZNF557,MBD3L3,MBD3L2,MBD3L4,MBD3L5,AC010606.1,AC025278.1,EMR1,VAV1,SH2D3A,TRIP10,GPR108,TNFSF14,CD70,TNFSF9,TUBB4,DENND1C,CRB3,SLC25A23,SLC25A41,KHSRP,GTF2F1,PSPN,ALKBH7,CLPP,ACER1,MLLT1,ACSBG2,RFX2,RANBP3,CAPS,VMAC,NDUFA11,FUT5,FUT3,FUT6,NRTN,DUS3L,PRR22,TMEM146,LONP1,RPL36,HSD11B1L,C19orf70,SAFB,SAFB2,ZNRF4,PTPRS,KDM4B,UHRF1,ARRDC5,PLIN3,TICAM1,FEM1A,AC005594.1,DPP9,C19orf10,TNFAIP8L1,SEMA6B,LRG1,PLIN5,PLIN4,AC011498.1,UBXN6,CHAF1A,SH3GL1,MPND,STAP2,FSD1,TMIGD2,SHD,CCDC94,EBI3,ANKRD24,SIRT6,CREB3L3,MAP2K2,ZBTB7A,AC016586.1,PIAS4,</text:p>
          </table:table-cell>
        </table:table-row>
        <table:table-row table:style-name="ro1">
          <table:table-cell office:value-type="string" calcext:value-type="string">
            <text:p>ZNF254,ZNF726,RPSAP58,ZNF681,ZNF675,ZNF91,AC092329.1,ZNF724P,ZNF730,ZNF99,AC024563.1,AC011467.1,ZNF492,ZNF98,ZNF729,ZNF676,ZNF257,ZNF208,ZNF43,ZNF100,ZNF429,ZNF493,ZNF738,ZNF708,ZNF431,ZNF714,ZNF430,ZNF85,ZNF626,ZNF737,ZNF486,ZNF90,ZNF682,ZNF93,ZNF253,ZNF506,ZNF14,ZNF101,ATP13A1,GMIP,LPAR2,PBX4,CILP2,YJEFN3,CTC-260F20.3,NDUFA13,TSSK6,GATAD2A,AC092067.1,MAU2,SUGP1,TM6SF2,HAPLN4,NCAN,NR2C2AP,RFXANK,MEF2BNB,TMEM161A,SLC25A42,ARMC6,SUGP2,HOMER3,DDX49,COPE,CERS1,GDF1,</text:p>
          </table:table-cell>
        </table:table-row>
        <table:table-row table:style-name="ro1">
          <table:table-cell office:value-type="string" calcext:value-type="string">
            <text:p>NAPA,KPTN,SLC8A2,MEIS3,DHX34,GPR77,C5AR1,PRR24,AC008532.1,CCDC9,BBC3,SAE1,ZC3H4,TMEM160,NPAS1,ARHGAP35,AP2S1,SLC1A5,FKRP,STRN4,PRKD2,DACT3,GNG8,PTGIR,CALM3,AC011551.1,AC011484.1,PNMAL2,PNMAL1,CCDC8,PPP5C,HIF3A,IGFL1,IGFL2,IGFL3,IGFL4,PGLYRP1,CCDC61,NOVA2,NANOS2,MYPOP,IRF2BP1,FOXA3,SYMPK,RSPH6A,DMWD,DMPK,SIX5,AC074212.3,FBXO46,QPCTL,SNRPD2,GIPR,EML2,GPR4,OPA3,VASP,PPM1N,RTN2,FOSB,ERCC1,CD3EAP,PPP1R13L,ERCC2,KLC3,CKM,MARK4,EXOC3L2,BLOC1S3,TRAPPC6A,NKPD1,LRRC68,GEMIN7,ZNF296,CLASRP,RELB,CLPTM1,APOC2,APOC4,AC011481.1,APOC1,APOE,TOMM40,PVRL2,BCAM,CBLC,BCL3,CEACAM16,CEACAM19,IGSF23,ZNF180,ZNF229,ZNF285,ZNF235,ZNF233,ZNF227,ZNF226,ZNF225,ZNF224,ZNF284,ZNF223,ZNF222,ZNF230,ZNF155,ZNF221,ZNF45,ZNF404,ZNF283,LYPD5,KCNN4,SMG9,IRGC,PLAUR,CADM4,SRRM5,ZNF428,ZNF576,IRGQ,L34079.1,XRCC1,ZNF575,ETHE1,PHLDB3,LYPD3,TEX101,AC005392.1,CD177,PSG9,PSG4,PSG5,PSG2,PSG11,PSG6,PSG8,PSG3,CEACAM8,CXCL17,AC011497.1,LIPE,CNFN,MEGF8,TMEM145,PRR19,PAFAH1B3,CIC,ERF,AC006486.1,GSK3A,ZNF526,DEDD2,POU2F2,ZNF574,GRIK5,ATP1A3,RABAC1,ARHGEF1,CD79A,RPS19,DMRTC2,LYPD4,CEACAM3,CEACAM6,CEACAM5,CEACAM7,CEACAM4,CEACAM21,C19orf69,ATP5SL,B3GNT8,BCKDHA,EXOSC5,TMEM91,CTC-435M10.3,B9D2,TGFB1,CCDC97,HNRNPUL1,AXL,CYP2S1,CYP2F1,CYP2A13,CYP2A7P1,CYP2B6,AC008537.4,AC008537.2,AC008537.1,CYP2A6,EGLN2,RAB4B,SNRPA,C19orf54,ITPKC,ADCK4,NUMBL,LTBP4,SHKBP1,SPTBN4,BLVRB,SERTAD3,SERTAD1,PRX,HIPK4,PLD3,C19orf47,AC118344.1,AKT2,CNTD2,TTC9B,MAP3K10,ZNF780A,ZNF780B,ZNF546,PSMC4,FCGBP,FBL,DYRK1B,LEUTX,CLC,LGALS14,LGALS16,LGALS13,EID2,EID2B,AC011500.1,DLL3,TIMM50,SUPT5H,AC011500.2,RPS16,PLEKHG2,ZFP36,MED29,PAF1,SAMD4B,GMFG,LRFN1,IL29,IL28A,IL28B,SYCN,NCCRP1,PAK4,AC011443.1,FBXO27,FBXO17,MRPS12,NFKBIB,SIRT2,RINL,HNRNPL,ECH1,LGALS4,LGALS7B,CAPN12,ACTN4,EIF3K,MAP4K1,RYR1,RASGRP4,FAM98C,SPRED3,GGN,PSMD8,CATSPERG,KCNK6,C19orf33,YIF1B,SPINT2,PPP1R14A,DPF1,SIPA1L3,WDR87,ZNF573,ZNF607,ZNF781,ZFP30,ZNF540,ZNF571,AC022148.1,ZNF793,ZNF570,ZNF569,ZNF527,HKR1,ZNF383,ZNF585B,ZNF585A,ZNF420,ZNF568,ZNF829,ZNF345,ZNF790,ZNF567,ZNF461,ZNF382,AC092295.7,ZNF529,ZNF260,ZNF566,ZFP82,ZFP14,ZNF146,ZNF565,COX7A1,CAPNS1,TBCB,POLR2I,AD001527.1,WDR62,THAP8,CLIP3,ALKBH6,C19orf46,SDHAF1,LRFN3,TYROBP,HCST,NFKBID,APLP1,KIRREL2,NPHS1,PRODH2,ARHGAP33,C19orf55,HSPB6,LIN37,PSENEN,U2AF1L4,IGFLR1,AD000671.1,ZBTB32,UPK1A,COX6B1,ETV2,RBM42,HAUS5,ATP4A,TMEM147,GAPDHS,SBSN,DMKN,KRTDAP,FFAR2,AC002511.1,GPR42,FFAR3,FFAR1,CD22,MAG,HAMP,USF2,LSR,FAM187B,FXYD5,FXYD7,FXYD1,LGI4,FXYD3,AC020907.1,AC020907.3,HPN,SCN1B,GRAMD1A,ZNF792,ZNF30,ZNF599,ZNF181,ZNF302,SCGBL,WTIP,UBA2,PDCD2L,GPI,KIAA0355,LSM14A,RPS4XP21,KCTD15,CHST8,PEPD,CEBPG,CEBPA,SLC7A10,LRP3,WDR88,GPATCH1,RHPN2,C19orf40,CEP89,SLC7A9,TDRD12,NUDT19,RGS9BP,ANKRD27,PDCD5,DPY19L3,ZNF507,TSHZ3,ZNF536,C19orf2,CCNE1,C19orf12,PLEKHF1,POP4,VSTM2B,UQCRFS1,</text:p>
          </table:table-cell>
        </table:table-row>
        <table:table-row table:style-name="ro1">
          <table:table-cell office:value-type="string" calcext:value-type="string">
            <text:p>ZSCAN18,ZNF135,CTD-2368P22.1,ZNF606,C19orf18,ZNF256,ZNF418,ZNF417,ZNF814,ZNF587,ZNF552,ZNF586,ZNF776,ZNF671,ZNF154,AC004017.1,ZNF551,ZSCAN4,ZNF211,ZNF134,ZNF530,ZIK1,ZNF416,AC003682.1,ZNF549,ZNF773,ZNF419,ZNF772,VN1R1,ZNF749,ZNF17,ZNF548,ZNF547,AC003002.1,ZNF304,ZNF543,ZNF460,ZNF805,AURKC,ZNF264,DUXA,ZIM3,USP29,ZIM2,ZNF835,ZNF71,ZNF470,ZFP28,ZNF471,AC004696.1,ZNF667,ZNF583,ZNF582,ZSCAN5A,ZSCAN5C,ZSCAN5B,GALP,AC024580.1,ZNF444,ZNF787,NLRP5,NLRP8,NLRP13,NLRP4,NLRP11,CTD-2611O12.3,CTD-2611O12.2,RFPL4A,NLRP9,EPN1,U2AF2,CCDC106,ZNF581,ZNF580,ZNF784,ZNF524,FIZ1,ZNF579,AC008735.15,SBK2,SSC5D,NAT14,ZNF628,ISOC2,SHISA7,UBE2S,RPL28,AC020922.1,TMEM190,IL11,FAM71E2,COX6B2,SUV420H2,TMEM150B,BRSK1,HSPBP1,PPP6R1,TMEM86B,PTPRH,SYT5,C19orf51,TNNI3,TNNT1,PPP1R12C,EPS8L1,RDH13,GP6,NLRP2,NLRP7,NCR1,FCAR,KIR3DL2,KIR3DL1,KIR2DL4,KIR2DL1,KIR2DL3,KIR3DL3,LILRB4,AC009892.10,LILRB1,LILRA1,LILRA2,KIR3DX1,LAIR2,CDC42EP5,LENG9,LENG8,TTYH1,LAIR1,LILRA4,LILRA5,LILRA3,LILRB2,LILRB5,LILRA6,LILRB3,RPS9,TSEN34,MBOAT7,TMC4,LENG1,CNOT3,PRPF31,TFPT,NDUFA3,OSCAR,TARM1,VSTM1,CACNG6,CACNG8,CACNG7,PRKCG,MYADM,NLRP12,DPRX,ZNF331,ZNF813,ZNF765,ZNF525,ZNF845,BIRC8,AC092070.1,VN1R4,VN1R2,ZNF677,ZNF665,ZNF347,ZNF415,ZNF160,ZNF816,ZNF321P,AC010487.1,ZNF320,ZNF468,ZNF28,ZNF600,ZNF611,AC022150.1,ZNF701,ZNF808,ZNF578,ZNF534,ZNF528,ZNF880,ZNF610,ZNF480,ZNF766,PPP2R1A,ZNF836,ZNF616,ZNF841,ZNF432,ZNF614,ZNF615,ZNF350,ZNF613,ZNF649,ZNF577,FPR3,FPR2,FPR1,HAS1,SIGLEC14,SIGLEC5,AC018755.11,ZNF175,SIGLEC6,SIGLEC12,CEACAM18,SIGLEC8,SIGLEC10,LIM2,NKG7,CLDND2,ETFB,VSIG10L,IGLON5,C19orf75,CD33,AC063977.1,SIGLEC7,SIGLEC9,CTU1,KLK14,KLK13,KLK12,KLK11,KLK10,KLK9,KLK8,KLK7,KLK6,KLK5,KLK4,KLK2,KLK3,KLK15,AC010325.1,C19orf48,ACPT,GPR32,CLEC11A,SHANK1,AC008743.7,SYT3,LRRC4B,ASPDH,JOSD2,C19orf63,FAM71E1,MYBPC2,SPIB,POLD1,NR1H2,NAPSA,KCNC3,MYH14,IZUMO2,ZNF473,VRK3,SIGLEC16,SIGLEC11,ATF5,NUP62,IL4I1,TBC1D17,AKT1S1,PNKP,PTOV1,MED25,FUZ,AP2A1,TSKS,CPT1C,C19orf76,PRMT1,BCL2L12,IRF3,SCAF1,RRAS,PRR12,PRRG2,NOSIP,RCN3,FCGRT,RPS11,RPL13A,FLT3LG,ALDH16A1,PIH1D1,SLC17A7,PTH2,CCDC155,DKKL1,TEAD2,CD37,AC011450.1,SLC6A16,TRPM4,HRC,PPFIA3,C19orf73,LIN7B,SNRNP70,KCNA7,NTF4,AC008687.1,CGB7,CGB1,CGB5,CGB2,LHB,RUVBL2,GYS1,FTL,BAX,DHDH,NUCB1,TULP2,PPP1R15A,PLEKHA4,HSD17B14,BCAT2,FGF21,FUT1,IZUMO1,RASIP1,MAMSTR,FUT2,NTN5,CA11,DBP,SPHK2,RPL18,SPACA4,FAM83E,SULT2B1,LMTK3,</text:p>
          </table:table-cell>
        </table:table-row>
        <table:table-row table:style-name="ro1">
          <table:table-cell office:value-type="string" calcext:value-type="string">
            <text:p>FAM182A,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PTE,CR381653.1,TEKT4P2,CR392039.1,</text:p>
          </table:table-cell>
        </table:table-row>
        <table:table-row table:style-name="ro1">
          <table:table-cell office:value-type="string" calcext:value-type="string">
            <text:p>SYNJ1,C21orf59,TCP10L,C21orf63,C21orf119,URB1,MRAP,MIS18A,HUNK,SCAF4,SOD1,TIAM1,KRTAP19-8,KRTAP11-1,KRTAP8-1,KRTAP21-1,KRTAP21-2,KRTAP21-3,KRTAP20-3,KRTAP20-2,KRTAP20-4,KRTAP20-1,KRTAP6-1,KRTAP22-1,KRTAP6-2,KRTAP6-3,KRTAP22-2,KRTAP19-7,KRTAP19-6,KRTAP19-5,KRTAP19-4,KRTAP19-3,KRTAP19-2,KRTAP19-1,KRTAP15-1,KRTAP13-4,KRTAP13-3,KRTAP13-1,KRTAP13-2,KRTAP23-1,KRTAP27-1,KRTAP26-1,KRTAP25-1,KRTAP24-1,CLDN8,CLDN17,NCRNA00258,GRIK1,BACH1,C21orf7,CCT8,USP16,RWDD2B,LTN1,N6AMT1,ADAMTS5,ADAMTS1,CYYR1,APP,GABPA,ATP5J,JAM2,MRPL39,NCAM2,TMPRSS15,CHODL,C21orf91,BTG3,CXADR,C21orf37,USP25,C21orf116,NRIP1,AF165138.7,SAMSN1,HSPA13,RBM11,LIPI,POTED,AL050302.1,</text:p>
          </table:table-cell>
        </table:table-row>
        <table:table-row table:style-name="ro1">
          <table:table-cell office:value-type="string" calcext:value-type="string">
            <text:p>DSCAM,PCP4,IGSF5,B3GALT5,C21orf88,SH3BGR,LCA5L,WRB,HMGN1,NCRNA00257,BRWD1,PSMG1,ETS2,ERG,KCNJ15,DSCR8,DSCR4,KCNJ6,DYRK1A,DSCR3,TTC3,PIGP,DSCR6,HLCS,SIM2,CLDN14,CHAF1B,MORC3,DOPEY2,CBR3,CBR1,SETD4,RUNX1,CLIC6,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LARGE,SYN3,TIMP3,FBXO7,BPIFC,C22orf28,RFPL3-AS1,SLC5A4,RFPL2,C22orf42,SLC5A1,YWHAH,C22orf24,DEPDC5,PRR14L,PISD,SFI1,EIF4ENIF1,DRG1,AC005003.1,PATZ1,PIK3IP1,LIMK2,RNF185,PLA2G3,INPP5J,RP3-412A9.11,SMTN,MORC2,OSBP2,DUSP18,SLC35E4,TCN2,PES1,GAL3ST1,SEC14L6,SEC14L4,SEC14L3,MTFP1,RP4-539M6.19,SEC14L2,RNF215,CCDC157,SF3A1,TBC1D10A,RP1-130H16.18,GATSL3,OSM,LIF,HORMAD2,MTMR3,ASCC2,UQCR10,ZMAT5,CABP7,NIPSNAP1,THOC5,NEFH,RFPL1,AP1B1,RASL10A,GAS2L1,EWSR1,RHBDD3,EMID1,KREMEN1,C22orf31,ZNRF3,XBP1,CCDC117,HSCB,CHEK2,TTC28,PITPNB,MN1,CRYBA4,CRYBB1,TPST2,TFIP11,SRRD,HPS4,ASPHD2,SEZ6L,MYO18B,ADRBK2,LRP5L,CRYBB2,CRYBB3,KIAA1671,TMEM211,SGSM1,PIWIL3,GGT1,C22orf36,SNRPD3,C22orf13,UPB1,ADORA2A,C22orf45,KB-1896H10.1,SPECC1L,GGT5,SUSD2,CABIN1,GSTT1,GSTT2,DDT,DDTL,GSTT2B,AP000350.4,MIF,AP000350.10,SLC2A11,DERL3,SMARCB1,MMP11,CHCHD10,C22orf15,VPREB3,ZNF70,RGL4,C22orf43,IGLL1,BCR,RAB36,RTDR1,GNAZ,IGLL5,GGTLC2,POM121L1P,LL22NC03-63E9.3,PRAME,ZNF280A,ZNF280B,VPREB1,TOP3B,PPM1F,MAPK1,YPEL1,PPIL2,SDF2L1,CCDC116,YDJC,UBE2L3,RIMBP3C,HIC2,RIMBP3B,AP000552.1,GGT2,POM121L7,AC002472.13,SLC7A4,P2RX6,THAP7,LZTR1,AIFM3,CRKL,SNAP29,PI4KA,SERPIND1,AC007308.1,POM121L4P,MED15,KLHL22,SCARF2,ZNF74,USP41,GGTLC3,DGCR6L,RTN4R,AC007663.1,AC006547.14,ZDHHC8,RANBP1,TRMT2A,DGCR8,C22orf25,ARVCF,COMT,TXNRD2,C22orf29,GNB1L,TBX1,GP1BB,SEPT5,CLDN5,CDC45,UFD1L,C22orf39,MRPL40,HIRA,CLTCL1,SLC25A1,GSC2,TSSK2,DGCR14,DGCR2,PRODH,AC008103.1,AC008132.13,TUBA8,PEX26,MICAL3,XXbac-B461K10.4,BID,BCL2L13,ATP6V1E1,SLC25A18,CECR2,CECR1,CECR5,AC006946.15,CECR6,IL17RA,GAB4,XKR3,CCT8L2,</text:p>
          </table:table-cell>
        </table:table-row>
        <table:table-row table:style-name="ro1">
          <table:table-cell office:value-type="string" calcext:value-type="string">
            <text:p>GRAMD4,CELSR1,TRMU,GTSE1,TTC38,PKDREJ,C22orf40,PPARA,MIRLET7BHG,C22orf26,WNT7B,ATXN10,FBLN1,RIBC2,SMC1B,FAM118A,UPK3A,KIAA0930,NUP50,PHF21B,ARHGAP8,PRR5,PRR5-ARHGAP8,NCRNA00207,LDOC1L,RP1-32I10.10,KIAA1644,PARVG,PARVB,SAMM50,PNPLA3,PNPLA5,SULT4A1,EFCAB6,MPPED1,SCUBE1,TTLL12,TSPO,MCAT,BIK,PACSIN2,ARFGAP3,A4GALT,ATP5L2,CYB5R3,POLDIP3,SERHL2,RRP7A,NFAM1,TCF20,CYP2D7P1,CYP2D6,NDUFA6,C22orf32,FAM109B,NAGA,WBP2NL,SEPT3,CENPM,TNFRSF13C,SHISA8,SREBF2,CCDC134,MEI1,C22orf46,NHP2L1,XRCC6,PPPDE2,PMM1,CSDC2,POLR3H,ACO2,PHF5A,TOB2,TEF,ZC3H7B,RANGAP1,CHADL,L3MBTL2,EP300,RBX1,XPNPEP3,DNAJB7,ST13,SLC25A17,MCHR1,MKL1,SGSM3,ADSL,TNRC6B,FAM83F,GRAP2,ENTHD1,CACNA1I,RPS19BP1,ATF4,SMCR7L,MGAT3,TAB1,SYNGR1,RPL3,AL031590.1,PDGFB,CBX7,APOBEC3H,APOBEC3G,APOBEC3F,APOBEC3D,APOBEC3C,APOBEC3B,APOBEC3A,CBX6,NPTXR,DNAL4,SUN2,GTPBP1,JOSD1,TOMM22,CBY1,RP1-199H16.5,DMC1,DDX17,KDELR3,KCNJ4,CSNK1E,TMEM184B,MAFF,PLA2G6,BAIAP2L2,SLC16A8,PICK1,POLR2F,SOX10,C22orf23,MICALL1,EIF3L,ANKRD54,GALR3,GCAT,H1F0,TRIOBP,Z83844.2,LGALS1,PDXP,SH3BP1,GGA1,LGALS2,CDC42EP1,CARD10,MFNG,ELFN2,CYTH4,RAC2,SSTR3,C1QTNF6,IL2RB,TMPRSS6,KCTD17,MPST,TST,C22orf33,CSF2RB,NCF4,PVALB,IFT27,CACNG2,EIF3D,FOXRED2,TXN2,MYH9,APOL1,APOL2,APOL4,APOL3,RBFOX2,APOL5,APOL6,RASD2,MCM5,HMOX1,TOM1,HMGXB4,ISX,</text:p>
          </table:table-cell>
        </table:table-row>
        <table:table-row table:style-name="ro1">
          <table:table-cell office:value-type="string" calcext:value-type="string">
            <text:p>PPP6R2,FAM116B,PLXNB2,MAPK11,MAPK12,HDAC10,TUBGCP6,RP3-402G11.5,TRABD,PANX2,MOV10L1,MLC1,TTLL8,IL17REL,PIM3,CRELD2,ALG12,ZBED4,BRD1,C22orf34,</text:p>
          </table:table-cell>
        </table:table-row>
        <table:table-row table:style-name="ro1">
          <table:table-cell office:value-type="string" calcext:value-type="string">
            <text:p>ARHGEF9,SPIN4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T-CYB,MT-ND6,MT-ND5,MT-ND4,MT-ND4L,MT-ND3,MT-CO3,MT-ATP6,J01415.25,MT-CO2,MT-CO1,MT-ND2,MT-ND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5:33:41.332407285</meta:creation-date>
    <dc:date>2024-04-04T15:34:16.960532008</dc:date>
    <meta:editing-duration>PT36S</meta:editing-duration>
    <meta:editing-cycles>1</meta:editing-cycles>
    <meta:document-statistic meta:table-count="1" meta:cell-count="111" meta:object-count="0"/>
    <meta:generator>LibreOffice/7.3.7.2$Linux_X86_64 LibreOffice_project/30$Build-2</meta:generator>
  </office:meta>
</office:document-meta>
</file>